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erif1" svg:font-family="'Liberation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4c4d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1864ab" draw:opacity="100%" draw:opacity-name="Transparency_20_1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4c4c4c" draw:stroke-linejoin="miter" svg:stroke-linecap="square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8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34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8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9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1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fo:min-height="0.314cm"/>
    </style:style>
    <style:style style:name="gr16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538cm" fo:min-width="0.029cm" fo:padding-top="0.009cm" fo:padding-bottom="0.009cm" fo:padding-left="0.009cm" fo:padding-right="0.009cm"/>
    </style:style>
    <style:style style:name="gr17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515cm" fo:min-width="0.029cm" fo:padding-top="0.009cm" fo:padding-bottom="0.009cm" fo:padding-left="0.009cm" fo:padding-right="0.00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73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4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5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2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29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21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7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36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3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52cm" fo:padding-top="0cm" fo:padding-bottom="0cm" fo:padding-left="0cm" fo:padding-right="0cm"/>
    </style:style>
    <style:style style:name="gr2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768cm" fo:padding-top="0cm" fo:padding-bottom="0cm" fo:padding-left="0cm" fo:padding-right="0cm"/>
    </style:style>
    <style:style style:name="gr3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671cm" fo:padding-top="0cm" fo:padding-bottom="0cm" fo:padding-left="0cm" fo:padding-right="0cm"/>
    </style:style>
    <style:style style:name="gr3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349cm" fo:padding-top="0cm" fo:padding-bottom="0cm" fo:padding-left="0cm" fo:padding-right="0cm"/>
    </style:style>
    <style:style style:name="gr3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552cm" fo:padding-top="0cm" fo:padding-bottom="0cm" fo:padding-left="0cm" fo:padding-right="0cm"/>
    </style:style>
    <style:style style:name="gr3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654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18cm" draw:marker-start-width="0.227cm" draw:marker-end-width="0.227cm" draw:fill="solid" draw:fill-color="#94c4df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3cm" fo:padding-top="0cm" fo:padding-bottom="0cm" fo:padding-left="0cm" fo:padding-right="0cm"/>
    </style:style>
    <style:style style:name="P1" style:family="paragraph">
      <loext:graphic-properties draw:fill="solid" draw:fill-color="#94c4df"/>
    </style:style>
    <style:style style:name="P2" style:family="paragraph">
      <loext:graphic-properties draw:fill="solid" draw:fill-color="#1864ab"/>
    </style:style>
    <style:style style:name="P3" style:family="paragraph">
      <loext:graphic-properties draw:fill="solid" draw:fill-color="#1864ab" draw:opacity="100%" draw:opacity-name="Transparency_20_1"/>
    </style:style>
    <style:style style:name="P4" style:family="paragraph">
      <loext:graphic-properties draw:fill="none"/>
      <style:text-properties style:font-name="Liberation Serif" fo:font-size="4pt"/>
    </style:style>
    <style:style style:name="P5" style:family="paragraph">
      <loext:graphic-properties draw:fill="solid" draw:fill-color="#000000"/>
      <style:text-properties style:font-name="Liberation Serif" fo:font-size="4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8pt" style:font-size-asian="5pt" style:font-size-complex="5pt"/>
    </style:style>
    <style:style style:name="P10" style:family="paragraph">
      <loext:graphic-properties draw:fill="none" draw:fill-color="#ffffff"/>
      <style:text-properties style:font-name="Liberation Serif" fo:font-size="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5pt" style:font-weight-asian="bold" style:font-size-complex="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start" style:writing-mode="lr-tb"/>
      <style:text-properties fo:color="#ffffff" fo:font-size="8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fo:font-size="8pt" fo:text-shadow="1pt 1pt" style:font-size-asian="8pt" style:font-size-complex="8pt"/>
    </style:style>
    <style:style style:name="P17" style:family="paragraph">
      <loext:graphic-properties draw:fill="none"/>
      <style:paragraph-properties fo:text-align="start" style:writing-mode="lr-tb"/>
      <style:text-properties fo:color="#ffffff" fo:font-size="8pt" fo:text-shadow="1pt 1pt" style:font-size-asian="8pt" style:font-size-complex="8pt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Liberation Serif" fo:font-size="8pt" style:font-size-asian="5pt" style:font-name-complex="DejaVuSans" style:font-size-complex="5pt"/>
    </style:style>
    <style:style style:name="T2" style:family="text">
      <style:text-properties fo:color="#000000" style:font-name="Liberation Serif" fo:font-size="8pt" style:font-size-asian="10pt" style:font-name-complex="DejaVuSans" style:font-size-complex="10pt"/>
    </style:style>
    <style:style style:name="T3" style:family="text">
      <style:text-properties fo:color="#000000" style:font-name="Liberation Serif" fo:font-size="8pt" fo:text-shadow="1pt 1pt" fo:font-weight="bold" style:font-size-asian="5pt" style:font-weight-asian="bold" style:font-name-complex="DejaVuSans" style:font-size-complex="5pt" style:font-weight-complex="bold"/>
    </style:style>
    <style:style style:name="T4" style:family="text">
      <style:text-properties fo:color="#000000" style:font-name="Liberation Serif1" fo:font-size="8pt" style:font-size-asian="8pt" style:font-name-complex="Liberation Serif1" style:font-size-complex="8pt"/>
    </style:style>
    <style:style style:name="T5" style:family="text">
      <style:text-properties fo:color="#ffffff" style:font-name="Liberation Serif1" fo:font-size="8pt" style:font-size-asian="8pt" style:font-name-complex="Liberation Serif1" style:font-size-complex="8pt"/>
    </style:style>
    <style:style style:name="T6" style:family="text">
      <style:text-properties fo:color="#000000" style:font-name="Liberation Serif1" fo:font-size="8pt" fo:text-shadow="1pt 1pt" style:font-size-asian="8pt" style:font-name-complex="Liberation Serif1" style:font-size-complex="8pt"/>
    </style:style>
    <style:style style:name="T7" style:family="text">
      <style:text-properties fo:color="#ffffff" style:font-name="Liberation Serif1" fo:font-size="8pt" fo:text-shadow="1pt 1pt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64cm" svg:height="0.262cm" svg:x="1.523cm" svg:y="7.662cm" svg:viewBox="0 0 65 263" draw:points="0,263 65,263 65,0 0,0">
          <text:p/>
        </draw:polygon>
        <draw:polygon draw:style-name="gr2" draw:text-style-name="P2" draw:layer="layout" svg:width="0.31cm" svg:height="0.261cm" svg:x="1.584cm" svg:y="7.662cm" svg:viewBox="0 0 311 262" draw:points="0,262 311,262 311,0 0,0">
          <text:p/>
        </draw:polygon>
        <draw:polygon draw:style-name="gr1" draw:text-style-name="P1" draw:layer="layout" svg:width="0.771cm" svg:height="0.261cm" svg:x="1.589cm" svg:y="7.334cm" svg:viewBox="0 0 772 262" draw:points="0,262 772,262 772,0 0,0">
          <text:p/>
        </draw:polygon>
        <draw:polygon draw:style-name="gr1" draw:text-style-name="P1" draw:layer="layout" svg:width="0.771cm" svg:height="0.261cm" svg:x="3.571cm" svg:y="7.334cm" svg:viewBox="0 0 772 262" draw:points="0,262 772,262 772,0 0,0">
          <text:p/>
        </draw:polygon>
        <draw:polygon draw:style-name="gr3" draw:text-style-name="P3" draw:layer="layout" svg:width="1.498cm" svg:height="0.262cm" svg:x="2.359cm" svg:y="7.334cm" svg:viewBox="0 0 1499 263" draw:points="0,263 1499,263 1499,0 0,0">
          <text:p/>
        </draw:polygon>
        <draw:polygon draw:style-name="gr1" draw:text-style-name="P1" draw:layer="layout" svg:width="0.152cm" svg:height="0.261cm" svg:x="2.364cm" svg:y="7.016cm" svg:viewBox="0 0 153 262" draw:points="0,262 153,262 153,0 0,0">
          <text:p/>
        </draw:polygon>
        <draw:polygon draw:style-name="gr2" draw:text-style-name="P2" draw:layer="layout" svg:width="1.265cm" svg:height="0.261cm" svg:x="2.515cm" svg:y="7.016cm" svg:viewBox="0 0 1266 262" draw:points="0,262 1266,262 1266,0 0,0">
          <text:p/>
        </draw:polygon>
        <draw:polygon draw:style-name="gr1" draw:text-style-name="P1" draw:layer="layout" svg:width="0.148cm" svg:height="0.261cm" svg:x="2.518cm" svg:y="6.682cm" svg:viewBox="0 0 149 262" draw:points="0,262 149,262 149,0 0,0">
          <text:p/>
        </draw:polygon>
        <draw:polygon draw:style-name="gr2" draw:text-style-name="P2" draw:layer="layout" svg:width="1.303cm" svg:height="0.261cm" svg:x="2.663cm" svg:y="6.682cm" svg:viewBox="0 0 1304 262" draw:points="0,262 1304,262 1304,0 0,0">
          <text:p/>
        </draw:polygon>
        <draw:polygon draw:style-name="gr1" draw:text-style-name="P1" draw:layer="layout" svg:width="0.335cm" svg:height="0.261cm" svg:x="2.669cm" svg:y="6.355cm" svg:viewBox="0 0 336 262" draw:points="0,262 336,262 336,0 0,0">
          <text:p/>
        </draw:polygon>
        <draw:polygon draw:style-name="gr2" draw:text-style-name="P2" draw:layer="layout" svg:width="1.389cm" svg:height="0.261cm" svg:x="3.002cm" svg:y="6.355cm" svg:viewBox="0 0 1390 262" draw:points="0,262 1390,262 1390,0 0,0">
          <text:p/>
        </draw:polygon>
        <draw:polygon draw:style-name="gr1" draw:text-style-name="P1" draw:layer="layout" svg:width="0.327cm" svg:height="0.261cm" svg:x="3.005cm" svg:y="6.027cm" svg:viewBox="0 0 328 262" draw:points="0,262 328,262 328,0 0,0">
          <text:p/>
        </draw:polygon>
        <draw:polygon draw:style-name="gr2" draw:text-style-name="P2" draw:layer="layout" svg:width="1.386cm" svg:height="0.262cm" svg:x="3.33cm" svg:y="6.027cm" svg:viewBox="0 0 1387 263" draw:points="0,263 1387,263 1387,0 0,0">
          <text:p/>
        </draw:polygon>
        <draw:polygon draw:style-name="gr1" draw:text-style-name="P1" draw:layer="layout" svg:width="0.043cm" svg:height="0.261cm" svg:x="3.335cm" svg:y="5.7cm" svg:viewBox="0 0 44 262" draw:points="0,262 44,262 44,0 0,0">
          <text:p/>
        </draw:polygon>
        <draw:polygon draw:style-name="gr2" draw:text-style-name="P2" draw:layer="layout" svg:width="0.574cm" svg:height="0.261cm" svg:x="3.376cm" svg:y="5.699cm" svg:viewBox="0 0 575 262" draw:points="0,262 575,262 575,0 0,0">
          <text:p/>
        </draw:polygon>
        <draw:polygon draw:style-name="gr1" draw:text-style-name="P1" draw:layer="layout" svg:width="0.106cm" svg:height="0.262cm" svg:x="3.381cm" svg:y="5.373cm" svg:viewBox="0 0 107 263" draw:points="0,263 107,263 107,0 0,0">
          <text:p/>
        </draw:polygon>
        <draw:polygon draw:style-name="gr2" draw:text-style-name="P2" draw:layer="layout" svg:width="0.457cm" svg:height="0.261cm" svg:x="3.485cm" svg:y="5.373cm" svg:viewBox="0 0 458 262" draw:points="0,262 458,262 458,0 0,0">
          <text:p/>
        </draw:polygon>
        <draw:polygon draw:style-name="gr1" draw:text-style-name="P1" draw:layer="layout" svg:width="0.064cm" svg:height="0.262cm" svg:x="3.505cm" svg:y="7.662cm" svg:viewBox="0 0 65 263" draw:points="0,263 65,263 65,0 0,0">
          <text:p/>
        </draw:polygon>
        <draw:polygon draw:style-name="gr2" draw:text-style-name="P2" draw:layer="layout" svg:width="0.31cm" svg:height="0.261cm" svg:x="3.566cm" svg:y="7.662cm" svg:viewBox="0 0 311 262" draw:points="0,262 311,262 311,0 0,0">
          <text:p/>
        </draw:polygon>
        <draw:polygon draw:style-name="gr1" draw:text-style-name="P1" draw:layer="layout" svg:width="0.771cm" svg:height="0.261cm" svg:x="5.543cm" svg:y="7.334cm" svg:viewBox="0 0 772 262" draw:points="0,262 772,262 772,0 0,0">
          <text:p/>
        </draw:polygon>
        <draw:polygon draw:style-name="gr3" draw:text-style-name="P3" draw:layer="layout" svg:width="1.498cm" svg:height="0.262cm" svg:x="4.341cm" svg:y="7.334cm" svg:viewBox="0 0 1499 263" draw:points="0,263 1499,263 1499,0 0,0">
          <text:p/>
        </draw:polygon>
        <draw:polygon draw:style-name="gr1" draw:text-style-name="P1" draw:layer="layout" svg:width="0.152cm" svg:height="0.261cm" svg:x="4.346cm" svg:y="7.016cm" svg:viewBox="0 0 153 262" draw:points="0,262 153,262 153,0 0,0">
          <text:p/>
        </draw:polygon>
        <draw:polygon draw:style-name="gr2" draw:text-style-name="P2" draw:layer="layout" svg:width="1.265cm" svg:height="0.261cm" svg:x="4.497cm" svg:y="7.016cm" svg:viewBox="0 0 1266 262" draw:points="0,262 1266,262 1266,0 0,0">
          <text:p/>
        </draw:polygon>
        <draw:polygon draw:style-name="gr1" draw:text-style-name="P1" draw:layer="layout" svg:width="0.148cm" svg:height="0.261cm" svg:x="4.5cm" svg:y="6.682cm" svg:viewBox="0 0 149 262" draw:points="0,262 149,262 149,0 0,0">
          <text:p/>
        </draw:polygon>
        <draw:polygon draw:style-name="gr2" draw:text-style-name="P2" draw:layer="layout" svg:width="1.303cm" svg:height="0.261cm" svg:x="4.645cm" svg:y="6.682cm" svg:viewBox="0 0 1304 262" draw:points="0,262 1304,262 1304,0 0,0">
          <text:p/>
        </draw:polygon>
        <draw:polygon draw:style-name="gr1" draw:text-style-name="P1" draw:layer="layout" svg:width="0.335cm" svg:height="0.261cm" svg:x="4.651cm" svg:y="6.355cm" svg:viewBox="0 0 336 262" draw:points="0,262 336,262 336,0 0,0">
          <text:p/>
        </draw:polygon>
        <draw:polygon draw:style-name="gr2" draw:text-style-name="P2" draw:layer="layout" svg:width="1.389cm" svg:height="0.261cm" svg:x="4.984cm" svg:y="6.355cm" svg:viewBox="0 0 1390 262" draw:points="0,262 1390,262 1390,0 0,0">
          <text:p/>
        </draw:polygon>
        <draw:polygon draw:style-name="gr1" draw:text-style-name="P1" draw:layer="layout" svg:width="0.327cm" svg:height="0.261cm" svg:x="4.987cm" svg:y="6.027cm" svg:viewBox="0 0 328 262" draw:points="0,262 328,262 328,0 0,0">
          <text:p/>
        </draw:polygon>
        <draw:polygon draw:style-name="gr2" draw:text-style-name="P2" draw:layer="layout" svg:width="1.386cm" svg:height="0.262cm" svg:x="5.312cm" svg:y="6.027cm" svg:viewBox="0 0 1387 263" draw:points="0,263 1387,263 1387,0 0,0">
          <text:p/>
        </draw:polygon>
        <draw:polygon draw:style-name="gr1" draw:text-style-name="P1" draw:layer="layout" svg:width="0.043cm" svg:height="0.261cm" svg:x="5.317cm" svg:y="5.7cm" svg:viewBox="0 0 44 262" draw:points="0,262 44,262 44,0 0,0">
          <text:p/>
        </draw:polygon>
        <draw:polygon draw:style-name="gr2" draw:text-style-name="P2" draw:layer="layout" svg:width="0.574cm" svg:height="0.261cm" svg:x="5.358cm" svg:y="5.699cm" svg:viewBox="0 0 575 262" draw:points="0,262 575,262 575,0 0,0">
          <text:p/>
        </draw:polygon>
        <draw:polygon draw:style-name="gr1" draw:text-style-name="P1" draw:layer="layout" svg:width="0.106cm" svg:height="0.262cm" svg:x="5.363cm" svg:y="5.373cm" svg:viewBox="0 0 107 263" draw:points="0,263 107,263 107,0 0,0">
          <text:p/>
        </draw:polygon>
        <draw:polygon draw:style-name="gr2" draw:text-style-name="P2" draw:layer="layout" svg:width="0.457cm" svg:height="0.261cm" svg:x="5.467cm" svg:y="5.373cm" svg:viewBox="0 0 458 262" draw:points="0,262 458,262 458,0 0,0">
          <text:p/>
        </draw:polygon>
        <draw:polygon draw:style-name="gr1" draw:text-style-name="P1" draw:layer="layout" svg:width="0.064cm" svg:height="0.262cm" svg:x="5.477cm" svg:y="7.662cm" svg:viewBox="0 0 65 263" draw:points="0,263 65,263 65,0 0,0">
          <text:p/>
        </draw:polygon>
        <draw:polygon draw:style-name="gr2" draw:text-style-name="P2" draw:layer="layout" svg:width="0.31cm" svg:height="0.261cm" svg:x="5.538cm" svg:y="7.662cm" svg:viewBox="0 0 311 262" draw:points="0,262 311,262 311,0 0,0">
          <text:p/>
        </draw:polygon>
        <draw:polygon draw:style-name="gr3" draw:text-style-name="P3" draw:layer="layout" svg:width="1.498cm" svg:height="0.262cm" svg:x="6.313cm" svg:y="7.334cm" svg:viewBox="0 0 1499 263" draw:points="0,263 1499,263 1499,0 0,0">
          <text:p/>
        </draw:polygon>
        <draw:polygon draw:style-name="gr1" draw:text-style-name="P1" draw:layer="layout" svg:width="0.152cm" svg:height="0.261cm" svg:x="6.318cm" svg:y="7.016cm" svg:viewBox="0 0 153 262" draw:points="0,262 153,262 153,0 0,0">
          <text:p/>
        </draw:polygon>
        <draw:polygon draw:style-name="gr2" draw:text-style-name="P2" draw:layer="layout" svg:width="1.265cm" svg:height="0.261cm" svg:x="6.469cm" svg:y="7.016cm" svg:viewBox="0 0 1266 262" draw:points="0,262 1266,262 1266,0 0,0">
          <text:p/>
        </draw:polygon>
        <draw:polygon draw:style-name="gr1" draw:text-style-name="P1" draw:layer="layout" svg:width="0.148cm" svg:height="0.261cm" svg:x="6.472cm" svg:y="6.682cm" svg:viewBox="0 0 149 262" draw:points="0,262 149,262 149,0 0,0">
          <text:p/>
        </draw:polygon>
        <draw:polygon draw:style-name="gr2" draw:text-style-name="P2" draw:layer="layout" svg:width="1.303cm" svg:height="0.261cm" svg:x="6.617cm" svg:y="6.682cm" svg:viewBox="0 0 1304 262" draw:points="0,262 1304,262 1304,0 0,0">
          <text:p/>
        </draw:polygon>
        <draw:polygon draw:style-name="gr1" draw:text-style-name="P1" draw:layer="layout" svg:width="0.335cm" svg:height="0.261cm" svg:x="6.623cm" svg:y="6.355cm" svg:viewBox="0 0 336 262" draw:points="0,262 336,262 336,0 0,0">
          <text:p/>
        </draw:polygon>
        <draw:polygon draw:style-name="gr2" draw:text-style-name="P2" draw:layer="layout" svg:width="1.389cm" svg:height="0.261cm" svg:x="6.956cm" svg:y="6.355cm" svg:viewBox="0 0 1390 262" draw:points="0,262 1390,262 1390,0 0,0">
          <text:p/>
        </draw:polygon>
        <draw:polygon draw:style-name="gr1" draw:text-style-name="P1" draw:layer="layout" svg:width="0.327cm" svg:height="0.261cm" svg:x="6.959cm" svg:y="6.027cm" svg:viewBox="0 0 328 262" draw:points="0,262 328,262 328,0 0,0">
          <text:p/>
        </draw:polygon>
        <draw:polygon draw:style-name="gr2" draw:text-style-name="P2" draw:layer="layout" svg:width="1.386cm" svg:height="0.262cm" svg:x="7.284cm" svg:y="6.027cm" svg:viewBox="0 0 1387 263" draw:points="0,263 1387,263 1387,0 0,0">
          <text:p/>
        </draw:polygon>
        <draw:polygon draw:style-name="gr1" draw:text-style-name="P1" draw:layer="layout" svg:width="0.043cm" svg:height="0.261cm" svg:x="7.289cm" svg:y="5.7cm" svg:viewBox="0 0 44 262" draw:points="0,262 44,262 44,0 0,0">
          <text:p/>
        </draw:polygon>
        <draw:polygon draw:style-name="gr2" draw:text-style-name="P2" draw:layer="layout" svg:width="0.574cm" svg:height="0.261cm" svg:x="7.33cm" svg:y="5.699cm" svg:viewBox="0 0 575 262" draw:points="0,262 575,262 575,0 0,0">
          <text:p/>
        </draw:polygon>
        <draw:polygon draw:style-name="gr1" draw:text-style-name="P1" draw:layer="layout" svg:width="0.106cm" svg:height="0.262cm" svg:x="7.335cm" svg:y="5.373cm" svg:viewBox="0 0 107 263" draw:points="0,263 107,263 107,0 0,0">
          <text:p/>
        </draw:polygon>
        <draw:polygon draw:style-name="gr2" draw:text-style-name="P2" draw:layer="layout" svg:width="0.457cm" svg:height="0.261cm" svg:x="7.439cm" svg:y="5.373cm" svg:viewBox="0 0 458 262" draw:points="0,262 458,262 458,0 0,0">
          <text:p/>
        </draw:polygon>
        <draw:polygon draw:style-name="gr1" draw:text-style-name="P1" draw:layer="layout" svg:width="0.134cm" svg:height="0.262cm" svg:x="1.53cm" svg:y="3.297cm" svg:viewBox="0 0 135 263" draw:points="0,263 135,263 135,0 0,0">
          <text:p/>
        </draw:polygon>
        <draw:polygon draw:style-name="gr2" draw:text-style-name="P2" draw:layer="layout" svg:width="0.646cm" svg:height="0.261cm" svg:x="1.657cm" svg:y="3.297cm" svg:viewBox="0 0 647 262" draw:points="0,262 647,262 647,0 0,0">
          <text:p/>
        </draw:polygon>
        <draw:polygon draw:style-name="gr1" draw:text-style-name="P1" draw:layer="layout" svg:width="1.604cm" svg:height="0.261cm" svg:x="1.667cm" svg:y="2.969cm" svg:viewBox="0 0 1605 262" draw:points="0,262 1605,262 1605,0 0,0">
          <text:p/>
        </draw:polygon>
        <draw:polygon draw:style-name="gr2" draw:text-style-name="P2" draw:layer="layout" svg:width="3.114cm" svg:height="0.262cm" svg:x="3.267cm" svg:y="2.969cm" svg:viewBox="0 0 3115 263" draw:points="0,263 3115,263 3115,0 0,0">
          <text:p/>
        </draw:polygon>
        <draw:polygon draw:style-name="gr1" draw:text-style-name="P1" draw:layer="layout" svg:width="0.318cm" svg:height="0.261cm" svg:x="3.277cm" svg:y="2.651cm" svg:viewBox="0 0 319 262" draw:points="0,262 319,262 319,0 0,0">
          <text:p/>
        </draw:polygon>
        <draw:polygon draw:style-name="gr2" draw:text-style-name="P2" draw:layer="layout" svg:width="2.631cm" svg:height="0.261cm" svg:x="3.591cm" svg:y="2.651cm" svg:viewBox="0 0 2632 262" draw:points="0,262 2632,262 2632,0 0,0">
          <text:p/>
        </draw:polygon>
        <draw:polygon draw:style-name="gr1" draw:text-style-name="P1" draw:layer="layout" svg:width="0.308cm" svg:height="0.261cm" svg:x="3.598cm" svg:y="2.317cm" svg:viewBox="0 0 309 262" draw:points="0,262 309,262 309,0 0,0">
          <text:p/>
        </draw:polygon>
        <draw:polygon draw:style-name="gr2" draw:text-style-name="P2" draw:layer="layout" svg:width="2.71cm" svg:height="0.261cm" svg:x="3.9cm" svg:y="2.317cm" svg:viewBox="0 0 2711 262" draw:points="0,262 2711,262 2711,0 0,0">
          <text:p/>
        </draw:polygon>
        <draw:polygon draw:style-name="gr1" draw:text-style-name="P1" draw:layer="layout" svg:width="0.697cm" svg:height="0.261cm" svg:x="3.912cm" svg:y="1.99cm" svg:viewBox="0 0 698 262" draw:points="0,262 698,262 698,0 0,0">
          <text:p/>
        </draw:polygon>
        <draw:polygon draw:style-name="gr2" draw:text-style-name="P2" draw:layer="layout" svg:width="2.889cm" svg:height="0.261cm" svg:x="4.603cm" svg:y="1.99cm" svg:viewBox="0 0 2890 262" draw:points="0,262 2890,262 2890,0 0,0">
          <text:p/>
        </draw:polygon>
        <draw:polygon draw:style-name="gr1" draw:text-style-name="P1" draw:layer="layout" svg:width="0.681cm" svg:height="0.261cm" svg:x="4.61cm" svg:y="1.662cm" svg:viewBox="0 0 682 262" draw:points="0,262 682,262 682,0 0,0">
          <text:p/>
        </draw:polygon>
        <draw:polygon draw:style-name="gr2" draw:text-style-name="P2" draw:layer="layout" svg:width="2.881cm" svg:height="0.262cm" svg:x="5.287cm" svg:y="1.662cm" svg:viewBox="0 0 2882 263" draw:points="0,263 2882,263 2882,0 0,0">
          <text:p/>
        </draw:polygon>
        <draw:polygon draw:style-name="gr1" draw:text-style-name="P1" draw:layer="layout" svg:width="0.09cm" svg:height="0.261cm" svg:x="5.297cm" svg:y="1.335cm" svg:viewBox="0 0 91 262" draw:points="0,262 91,262 91,0 0,0">
          <text:p/>
        </draw:polygon>
        <draw:polygon draw:style-name="gr2" draw:text-style-name="P2" draw:layer="layout" svg:width="1.195cm" svg:height="0.261cm" svg:x="5.383cm" svg:y="1.334cm" svg:viewBox="0 0 1196 262" draw:points="0,262 1196,262 1196,0 0,0">
          <text:p/>
        </draw:polygon>
        <draw:polygon draw:style-name="gr1" draw:text-style-name="P1" draw:layer="layout" svg:width="0.222cm" svg:height="0.262cm" svg:x="5.392cm" svg:y="1.008cm" svg:viewBox="0 0 223 263" draw:points="0,263 223,263 223,0 0,0">
          <text:p/>
        </draw:polygon>
        <draw:polygon draw:style-name="gr2" draw:text-style-name="P2" draw:layer="layout" svg:width="0.95cm" svg:height="0.261cm" svg:x="5.608cm" svg:y="1.008cm" svg:viewBox="0 0 951 262" draw:points="0,262 951,262 951,0 0,0">
          <text:p/>
        </draw:polygon>
        <draw:line draw:style-name="gr4" draw:text-style-name="P4" draw:layer="layout" svg:x1="2.11cm" svg:y1="8.118cm" svg:x2="2.11cm" svg:y2="4.848cm">
          <text:p/>
        </draw:line>
        <draw:polygon draw:style-name="gr5" draw:text-style-name="P5" draw:layer="layout" svg:width="0cm" svg:height="0.099cm" svg:x="2.11cm" svg:y="8.118cm" svg:viewBox="0 0 0 100" draw:points="0,0 0,100">
          <text:p/>
        </draw:polygon>
        <draw:line draw:style-name="gr6" draw:text-style-name="P4" draw:layer="layout" svg:x1="2.11cm" svg:y1="8.118cm" svg:x2="2.11cm" svg:y2="8.218cm">
          <text:p/>
        </draw:line>
        <draw:line draw:style-name="gr4" draw:text-style-name="P4" draw:layer="layout" svg:x1="2.7cm" svg:y1="8.118cm" svg:x2="2.7cm" svg:y2="4.848cm">
          <text:p/>
        </draw:line>
        <draw:polygon draw:style-name="gr5" draw:text-style-name="P5" draw:layer="layout" svg:width="0cm" svg:height="0.099cm" svg:x="2.7cm" svg:y="8.118cm" svg:viewBox="0 0 0 100" draw:points="0,0 0,100">
          <text:p/>
        </draw:polygon>
        <draw:line draw:style-name="gr6" draw:text-style-name="P4" draw:layer="layout" svg:x1="2.7cm" svg:y1="8.118cm" svg:x2="2.7cm" svg:y2="8.218cm">
          <text:p/>
        </draw:line>
        <draw:line draw:style-name="gr4" draw:text-style-name="P4" draw:layer="layout" svg:x1="3.289cm" svg:y1="8.118cm" svg:x2="3.289cm" svg:y2="4.848cm">
          <text:p/>
        </draw:line>
        <draw:polygon draw:style-name="gr5" draw:text-style-name="P5" draw:layer="layout" svg:width="0cm" svg:height="0.099cm" svg:x="3.289cm" svg:y="8.118cm" svg:viewBox="0 0 0 100" draw:points="0,0 0,100">
          <text:p/>
        </draw:polygon>
        <draw:line draw:style-name="gr6" draw:text-style-name="P4" draw:layer="layout" svg:x1="3.289cm" svg:y1="8.118cm" svg:x2="3.289cm" svg:y2="8.218cm">
          <text:p/>
        </draw:line>
        <draw:line draw:style-name="gr4" draw:text-style-name="P4" draw:layer="layout" svg:x1="3.878cm" svg:y1="8.118cm" svg:x2="3.878cm" svg:y2="4.848cm">
          <text:p/>
        </draw:line>
        <draw:polygon draw:style-name="gr5" draw:text-style-name="P5" draw:layer="layout" svg:width="0cm" svg:height="0.099cm" svg:x="3.878cm" svg:y="8.118cm" svg:viewBox="0 0 0 100" draw:points="0,0 0,100">
          <text:p/>
        </draw:polygon>
        <draw:line draw:style-name="gr6" draw:text-style-name="P4" draw:layer="layout" svg:x1="3.878cm" svg:y1="8.118cm" svg:x2="3.878cm" svg:y2="8.218cm">
          <text:p/>
        </draw:line>
        <draw:line draw:style-name="gr4" draw:text-style-name="P4" draw:layer="layout" svg:x1="4.467cm" svg:y1="8.118cm" svg:x2="4.467cm" svg:y2="4.848cm">
          <text:p/>
        </draw:line>
        <draw:polygon draw:style-name="gr5" draw:text-style-name="P5" draw:layer="layout" svg:width="0cm" svg:height="0.099cm" svg:x="4.467cm" svg:y="8.118cm" svg:viewBox="0 0 0 100" draw:points="0,0 0,100">
          <text:p/>
        </draw:polygon>
        <draw:line draw:style-name="gr6" draw:text-style-name="P4" draw:layer="layout" svg:x1="4.467cm" svg:y1="8.118cm" svg:x2="4.467cm" svg:y2="8.218cm">
          <text:p/>
        </draw:line>
        <draw:line draw:style-name="gr7" draw:text-style-name="P4" draw:layer="layout" svg:x1="1.519cm" svg:y1="8.118cm" svg:x2="3.145cm" svg:y2="8.118cm">
          <text:p/>
        </draw:line>
        <draw:line draw:style-name="gr4" draw:text-style-name="P4" draw:layer="layout" svg:x1="1.519cm" svg:y1="7.791cm" svg:x2="8.867cm" svg:y2="7.791cm">
          <text:p/>
        </draw:line>
        <draw:line draw:style-name="gr4" draw:text-style-name="P4" draw:layer="layout" svg:x1="1.519cm" svg:y1="7.464cm" svg:x2="8.867cm" svg:y2="7.464cm">
          <text:p/>
        </draw:line>
        <draw:line draw:style-name="gr4" draw:text-style-name="P4" draw:layer="layout" svg:x1="1.519cm" svg:y1="7.137cm" svg:x2="8.867cm" svg:y2="7.137cm">
          <text:p/>
        </draw:line>
        <draw:line draw:style-name="gr4" draw:text-style-name="P4" draw:layer="layout" svg:x1="1.519cm" svg:y1="6.81cm" svg:x2="8.867cm" svg:y2="6.81cm">
          <text:p/>
        </draw:line>
        <draw:line draw:style-name="gr4" draw:text-style-name="P4" draw:layer="layout" svg:x1="1.519cm" svg:y1="6.483cm" svg:x2="8.848cm" svg:y2="6.483cm">
          <text:p/>
        </draw:line>
        <draw:line draw:style-name="gr4" draw:text-style-name="P4" draw:layer="layout" svg:x1="1.519cm" svg:y1="6.156cm" svg:x2="8.867cm" svg:y2="6.156cm">
          <text:p/>
        </draw:line>
        <draw:line draw:style-name="gr4" draw:text-style-name="P4" draw:layer="layout" svg:x1="1.519cm" svg:y1="5.829cm" svg:x2="8.867cm" svg:y2="5.829cm">
          <text:p/>
        </draw:line>
        <draw:line draw:style-name="gr4" draw:text-style-name="P4" draw:layer="layout" svg:x1="1.519cm" svg:y1="5.502cm" svg:x2="8.867cm" svg:y2="5.502cm">
          <text:p/>
        </draw:line>
        <draw:line draw:style-name="gr4" draw:text-style-name="P4" draw:layer="layout" svg:x1="1.519cm" svg:y1="5.175cm" svg:x2="8.867cm" svg:y2="5.175cm">
          <text:p/>
        </draw:line>
        <draw:line draw:style-name="gr8" draw:text-style-name="P4" draw:layer="layout" svg:x1="8.867cm" svg:y1="8.119cm" svg:x2="8.867cm" svg:y2="4.849cm">
          <text:p/>
        </draw:line>
        <draw:line draw:style-name="gr9" draw:text-style-name="P6" draw:layer="layout" svg:x1="3.496cm" svg:y1="8.206cm" svg:x2="3.496cm" svg:y2="4.848cm">
          <text:p/>
        </draw:line>
        <draw:polygon draw:style-name="gr5" draw:text-style-name="P7" draw:layer="layout" svg:width="0cm" svg:height="0.101cm" svg:x="1.517cm" svg:y="8.121cm" svg:viewBox="0 0 0 102" draw:points="0,0 0,102">
          <text:p/>
        </draw:polygon>
        <draw:line draw:style-name="gr6" draw:text-style-name="P6" draw:layer="layout" svg:x1="1.517cm" svg:y1="8.121cm" svg:x2="1.517cm" svg:y2="8.223cm">
          <text:p/>
        </draw:line>
        <draw:polygon draw:style-name="gr5" draw:text-style-name="P7" draw:layer="layout" svg:width="0cm" svg:height="0.101cm" svg:x="2.7cm" svg:y="8.121cm" svg:viewBox="0 0 0 102" draw:points="0,0 0,102">
          <text:p/>
        </draw:polygon>
        <draw:line draw:style-name="gr6" draw:text-style-name="P6" draw:layer="layout" svg:x1="2.7cm" svg:y1="8.121cm" svg:x2="2.7cm" svg:y2="8.223cm">
          <text:p/>
        </draw:line>
        <draw:polygon draw:style-name="gr5" draw:text-style-name="P7" draw:layer="layout" svg:width="0.013cm" svg:height="0cm" svg:x="1.489cm" svg:y="8.12cm" svg:viewBox="0 0 14 0" draw:points="14,0 0,0">
          <text:p/>
        </draw:polygon>
        <draw:line draw:style-name="gr6" draw:text-style-name="P6" draw:layer="layout" svg:x1="1.503cm" svg:y1="8.12cm" svg:x2="1.489cm" svg:y2="8.12cm">
          <text:p/>
        </draw:line>
        <draw:polygon draw:style-name="gr5" draw:text-style-name="P7" draw:layer="layout" svg:width="0.013cm" svg:height="0cm" svg:x="1.489cm" svg:y="7.793cm" svg:viewBox="0 0 14 0" draw:points="14,0 0,0">
          <text:p/>
        </draw:polygon>
        <draw:line draw:style-name="gr6" draw:text-style-name="P6" draw:layer="layout" svg:x1="1.503cm" svg:y1="7.793cm" svg:x2="1.489cm" svg:y2="7.793cm">
          <text:p/>
        </draw:line>
        <draw:polygon draw:style-name="gr5" draw:text-style-name="P7" draw:layer="layout" svg:width="0.013cm" svg:height="0cm" svg:x="1.489cm" svg:y="7.467cm" svg:viewBox="0 0 14 0" draw:points="14,0 0,0">
          <text:p/>
        </draw:polygon>
        <draw:line draw:style-name="gr6" draw:text-style-name="P6" draw:layer="layout" svg:x1="1.503cm" svg:y1="7.467cm" svg:x2="1.489cm" svg:y2="7.467cm">
          <text:p/>
        </draw:line>
        <draw:polygon draw:style-name="gr5" draw:text-style-name="P7" draw:layer="layout" svg:width="0.013cm" svg:height="0cm" svg:x="1.489cm" svg:y="7.141cm" svg:viewBox="0 0 14 0" draw:points="14,0 0,0">
          <text:p/>
        </draw:polygon>
        <draw:line draw:style-name="gr6" draw:text-style-name="P6" draw:layer="layout" svg:x1="1.503cm" svg:y1="7.141cm" svg:x2="1.489cm" svg:y2="7.141cm">
          <text:p/>
        </draw:line>
        <draw:polygon draw:style-name="gr5" draw:text-style-name="P7" draw:layer="layout" svg:width="0.013cm" svg:height="0cm" svg:x="1.489cm" svg:y="6.814cm" svg:viewBox="0 0 14 0" draw:points="14,0 0,0">
          <text:p/>
        </draw:polygon>
        <draw:line draw:style-name="gr6" draw:text-style-name="P6" draw:layer="layout" svg:x1="1.503cm" svg:y1="6.814cm" svg:x2="1.489cm" svg:y2="6.814cm">
          <text:p/>
        </draw:line>
        <draw:polygon draw:style-name="gr5" draw:text-style-name="P7" draw:layer="layout" svg:width="0.013cm" svg:height="0cm" svg:x="1.489cm" svg:y="6.487cm" svg:viewBox="0 0 14 0" draw:points="14,0 0,0">
          <text:p/>
        </draw:polygon>
        <draw:line draw:style-name="gr6" draw:text-style-name="P6" draw:layer="layout" svg:x1="1.503cm" svg:y1="6.487cm" svg:x2="1.489cm" svg:y2="6.487cm">
          <text:p/>
        </draw:line>
        <draw:polygon draw:style-name="gr5" draw:text-style-name="P7" draw:layer="layout" svg:width="0.013cm" svg:height="0cm" svg:x="1.489cm" svg:y="6.161cm" svg:viewBox="0 0 14 0" draw:points="14,0 0,0">
          <text:p/>
        </draw:polygon>
        <draw:line draw:style-name="gr6" draw:text-style-name="P6" draw:layer="layout" svg:x1="1.503cm" svg:y1="6.161cm" svg:x2="1.489cm" svg:y2="6.161cm">
          <text:p/>
        </draw:line>
        <draw:polygon draw:style-name="gr5" draw:text-style-name="P7" draw:layer="layout" svg:width="0.013cm" svg:height="0cm" svg:x="1.489cm" svg:y="5.834cm" svg:viewBox="0 0 14 0" draw:points="14,0 0,0">
          <text:p/>
        </draw:polygon>
        <draw:line draw:style-name="gr6" draw:text-style-name="P6" draw:layer="layout" svg:x1="1.503cm" svg:y1="5.834cm" svg:x2="1.489cm" svg:y2="5.834cm">
          <text:p/>
        </draw:line>
        <draw:polygon draw:style-name="gr5" draw:text-style-name="P7" draw:layer="layout" svg:width="0.013cm" svg:height="0cm" svg:x="1.489cm" svg:y="5.508cm" svg:viewBox="0 0 14 0" draw:points="14,0 0,0">
          <text:p/>
        </draw:polygon>
        <draw:line draw:style-name="gr6" draw:text-style-name="P6" draw:layer="layout" svg:x1="1.503cm" svg:y1="5.508cm" svg:x2="1.489cm" svg:y2="5.508cm">
          <text:p/>
        </draw:line>
        <draw:polygon draw:style-name="gr5" draw:text-style-name="P7" draw:layer="layout" svg:width="0.013cm" svg:height="0cm" svg:x="1.489cm" svg:y="5.182cm" svg:viewBox="0 0 14 0" draw:points="14,0 0,0">
          <text:p/>
        </draw:polygon>
        <draw:line draw:style-name="gr6" draw:text-style-name="P6" draw:layer="layout" svg:x1="1.503cm" svg:y1="5.182cm" svg:x2="1.489cm" svg:y2="5.182cm">
          <text:p/>
        </draw:line>
        <draw:polygon draw:style-name="gr5" draw:text-style-name="P7" draw:layer="layout" svg:width="0.013cm" svg:height="0cm" svg:x="1.489cm" svg:y="4.855cm" svg:viewBox="0 0 14 0" draw:points="14,0 0,0">
          <text:p/>
        </draw:polygon>
        <draw:line draw:style-name="gr6" draw:text-style-name="P6" draw:layer="layout" svg:x1="1.503cm" svg:y1="4.855cm" svg:x2="1.489cm" svg:y2="4.855cm">
          <text:p/>
        </draw:line>
        <draw:line draw:style-name="gr8" draw:text-style-name="P6" draw:layer="layout" svg:x1="1.517cm" svg:y1="8.121cm" svg:x2="1.517cm" svg:y2="4.854cm">
          <text:p/>
        </draw:line>
        <draw:frame draw:style-name="gr10" draw:text-style-name="P9" draw:layer="layout" svg:width="0.885cm" svg:height="0.314cm" svg:x="0.584cm" svg:y="7.66cm">
          <draw:text-box>
            <text:p text:style-name="P8"><text:span text:style-name="T1">H</text:span><text:span text:style-name="T1">X</text:span><text:span text:style-name="T1">_</text:span><text:span text:style-name="T1">I</text:span><text:span text:style-name="T1">N</text:span></text:p>
          </draw:text-box>
        </draw:frame>
        <draw:frame draw:style-name="gr11" draw:text-style-name="P9" draw:layer="layout" svg:width="1.347cm" svg:height="0.314cm" svg:x="0.12cm" svg:y="7.336cm">
          <draw:text-box>
            <text:p text:style-name="P8"><text:span text:style-name="T1">H</text:span><text:span text:style-name="T1">1</text:span><text:span text:style-name="T1">_</text:span><text:span text:style-name="T1">C</text:span><text:span text:style-name="T1">O</text:span><text:span text:style-name="T1">N</text:span><text:span text:style-name="T1">V</text:span></text:p>
          </draw:text-box>
        </draw:frame>
        <draw:frame draw:style-name="gr12" draw:text-style-name="P9" draw:layer="layout" svg:width="1.281cm" svg:height="0.314cm" svg:x="0.061cm" svg:y="6.844cm">
          <draw:text-box>
            <text:p text:style-name="P8"><text:span text:style-name="T1">H</text:span><text:span text:style-name="T1">2</text:span><text:span text:style-name="T1">_</text:span><text:span text:style-name="T1">P</text:span><text:span text:style-name="T1">O</text:span><text:span text:style-name="T1">O</text:span><text:span text:style-name="T1">L</text:span></text:p>
          </draw:text-box>
        </draw:frame>
        <draw:frame draw:style-name="gr13" draw:text-style-name="P9" draw:layer="layout" svg:width="1.293cm" svg:height="0.314cm" svg:x="0.011cm" svg:y="6.196cm">
          <draw:text-box>
            <text:p text:style-name="P8"><text:span text:style-name="T1">H3_CO</text:span><text:span text:style-name="T1">NV</text:span></text:p>
          </draw:text-box>
        </draw:frame>
        <draw:frame draw:style-name="gr14" draw:text-style-name="P9" draw:layer="layout" svg:width="1.18cm" svg:height="0.314cm" svg:x="0.298cm" svg:y="5.048cm">
          <draw:text-box>
            <text:p text:style-name="P8"><text:span text:style-name="T1">H</text:span><text:span text:style-name="T1">Y</text:span><text:span text:style-name="T1">_</text:span><text:span text:style-name="T1">O</text:span><text:span text:style-name="T1">U</text:span><text:span text:style-name="T1">T</text:span></text:p>
          </draw:text-box>
        </draw:frame>
        <draw:frame draw:style-name="gr15" draw:text-style-name="P10" draw:layer="layout" svg:width="0.903cm" svg:height="0.314cm" svg:x="0.579cm" svg:y="5.373cm">
          <draw:text-box>
            <text:p><text:span text:style-name="T1">H5_FC</text:span></text:p>
          </draw:text-box>
        </draw:frame>
        <draw:custom-shape draw:style-name="gr16" draw:text-style-name="P11" draw:layer="layout" svg:width="0.127cm" svg:height="0.586cm" svg:x="1.331cm" svg:y="6.70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1" draw:layer="layout" svg:width="0.127cm" svg:height="0.561cm" svg:x="1.331cm" svg:y="6.06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5" draw:text-style-name="P5" draw:layer="layout" svg:width="0cm" svg:height="0.099cm" svg:x="4.101cm" svg:y="8.119cm" svg:viewBox="0 0 0 100" draw:points="0,0 0,100">
          <text:p/>
        </draw:polygon>
        <draw:polygon draw:style-name="gr5" draw:text-style-name="P5" draw:layer="layout" svg:width="0cm" svg:height="0.099cm" svg:x="4.691cm" svg:y="8.119cm" svg:viewBox="0 0 0 100" draw:points="0,0 0,100">
          <text:p/>
        </draw:polygon>
        <draw:polygon draw:style-name="gr5" draw:text-style-name="P5" draw:layer="layout" svg:width="0cm" svg:height="0.099cm" svg:x="5.28cm" svg:y="8.119cm" svg:viewBox="0 0 0 100" draw:points="0,0 0,100">
          <text:p/>
        </draw:polygon>
        <draw:polygon draw:style-name="gr5" draw:text-style-name="P5" draw:layer="layout" svg:width="0cm" svg:height="0.099cm" svg:x="5.869cm" svg:y="8.119cm" svg:viewBox="0 0 0 100" draw:points="0,0 0,100">
          <text:p/>
        </draw:polygon>
        <draw:polygon draw:style-name="gr5" draw:text-style-name="P5" draw:layer="layout" svg:width="0cm" svg:height="0.099cm" svg:x="6.458cm" svg:y="8.119cm" svg:viewBox="0 0 0 100" draw:points="0,0 0,100">
          <text:p/>
        </draw:polygon>
        <draw:polygon draw:style-name="gr5" draw:text-style-name="P7" draw:layer="layout" svg:width="0cm" svg:height="0.101cm" svg:x="3.508cm" svg:y="8.122cm" svg:viewBox="0 0 0 102" draw:points="0,0 0,102">
          <text:p/>
        </draw:polygon>
        <draw:polygon draw:style-name="gr5" draw:text-style-name="P7" draw:layer="layout" svg:width="0cm" svg:height="0.101cm" svg:x="4.691cm" svg:y="8.122cm" svg:viewBox="0 0 0 102" draw:points="0,0 0,102">
          <text:p/>
        </draw:polygon>
        <draw:polygon draw:style-name="gr5" draw:text-style-name="P7" draw:layer="layout" svg:width="0.028cm" svg:height="0cm" svg:x="3.45cm" svg:y="8.121cm" svg:viewBox="0 0 29 0" draw:points="29,0 0,0">
          <text:p/>
        </draw:polygon>
        <draw:polygon draw:style-name="gr5" draw:text-style-name="P7" draw:layer="layout" svg:width="0.028cm" svg:height="0cm" svg:x="3.45cm" svg:y="4.856cm" svg:viewBox="0 0 29 0" draw:points="29,0 0,0">
          <text:p/>
        </draw:polygon>
        <draw:polygon draw:style-name="gr5" draw:text-style-name="P5" draw:layer="layout" svg:width="0cm" svg:height="0.099cm" svg:x="6.094cm" svg:y="8.119cm" svg:viewBox="0 0 0 100" draw:points="0,0 0,100">
          <text:p/>
        </draw:polygon>
        <draw:polygon draw:style-name="gr5" draw:text-style-name="P5" draw:layer="layout" svg:width="0cm" svg:height="0.099cm" svg:x="6.684cm" svg:y="8.119cm" svg:viewBox="0 0 0 100" draw:points="0,0 0,100">
          <text:p/>
        </draw:polygon>
        <draw:polygon draw:style-name="gr5" draw:text-style-name="P5" draw:layer="layout" svg:width="0cm" svg:height="0.099cm" svg:x="7.273cm" svg:y="8.119cm" svg:viewBox="0 0 0 100" draw:points="0,0 0,100">
          <text:p/>
        </draw:polygon>
        <draw:polygon draw:style-name="gr5" draw:text-style-name="P5" draw:layer="layout" svg:width="0cm" svg:height="0.099cm" svg:x="7.862cm" svg:y="8.119cm" svg:viewBox="0 0 0 100" draw:points="0,0 0,100">
          <text:p/>
        </draw:polygon>
        <draw:polygon draw:style-name="gr5" draw:text-style-name="P5" draw:layer="layout" svg:width="0cm" svg:height="0.099cm" svg:x="8.451cm" svg:y="8.119cm" svg:viewBox="0 0 0 100" draw:points="0,0 0,100">
          <text:p/>
        </draw:polygon>
        <draw:polygon draw:style-name="gr5" draw:text-style-name="P7" draw:layer="layout" svg:width="0cm" svg:height="0.101cm" svg:x="5.501cm" svg:y="8.122cm" svg:viewBox="0 0 0 102" draw:points="0,0 0,102">
          <text:p/>
        </draw:polygon>
        <draw:polygon draw:style-name="gr5" draw:text-style-name="P5" draw:layer="layout" svg:width="0cm" svg:height="0.099cm" svg:x="4.467cm" svg:y="8.118cm" svg:viewBox="0 0 0 100" draw:points="0,0 0,100">
          <text:p/>
        </draw:polygon>
        <draw:line draw:style-name="gr4" draw:text-style-name="P4" draw:layer="layout" svg:x1="5.057cm" svg:y1="8.118cm" svg:x2="5.057cm" svg:y2="4.848cm">
          <text:p/>
        </draw:line>
        <draw:polygon draw:style-name="gr5" draw:text-style-name="P5" draw:layer="layout" svg:width="0cm" svg:height="0.099cm" svg:x="5.057cm" svg:y="8.118cm" svg:viewBox="0 0 0 100" draw:points="0,0 0,100">
          <text:p/>
        </draw:polygon>
        <draw:line draw:style-name="gr6" draw:text-style-name="P4" draw:layer="layout" svg:x1="5.057cm" svg:y1="8.118cm" svg:x2="5.057cm" svg:y2="8.218cm">
          <text:p/>
        </draw:line>
        <draw:line draw:style-name="gr4" draw:text-style-name="P4" draw:layer="layout" svg:x1="5.646cm" svg:y1="8.118cm" svg:x2="5.646cm" svg:y2="4.848cm">
          <text:p/>
        </draw:line>
        <draw:polygon draw:style-name="gr5" draw:text-style-name="P5" draw:layer="layout" svg:width="0cm" svg:height="0.099cm" svg:x="5.646cm" svg:y="8.118cm" svg:viewBox="0 0 0 100" draw:points="0,0 0,100">
          <text:p/>
        </draw:polygon>
        <draw:line draw:style-name="gr6" draw:text-style-name="P4" draw:layer="layout" svg:x1="5.646cm" svg:y1="8.118cm" svg:x2="5.646cm" svg:y2="8.218cm">
          <text:p/>
        </draw:line>
        <draw:line draw:style-name="gr4" draw:text-style-name="P4" draw:layer="layout" svg:x1="6.235cm" svg:y1="8.118cm" svg:x2="6.235cm" svg:y2="4.848cm">
          <text:p/>
        </draw:line>
        <draw:polygon draw:style-name="gr5" draw:text-style-name="P5" draw:layer="layout" svg:width="0cm" svg:height="0.099cm" svg:x="6.235cm" svg:y="8.118cm" svg:viewBox="0 0 0 100" draw:points="0,0 0,100">
          <text:p/>
        </draw:polygon>
        <draw:line draw:style-name="gr6" draw:text-style-name="P4" draw:layer="layout" svg:x1="6.235cm" svg:y1="8.118cm" svg:x2="6.235cm" svg:y2="8.218cm">
          <text:p/>
        </draw:line>
        <draw:line draw:style-name="gr4" draw:text-style-name="P4" draw:layer="layout" svg:x1="6.824cm" svg:y1="8.118cm" svg:x2="6.824cm" svg:y2="4.848cm">
          <text:p/>
        </draw:line>
        <draw:polygon draw:style-name="gr5" draw:text-style-name="P5" draw:layer="layout" svg:width="0cm" svg:height="0.099cm" svg:x="6.824cm" svg:y="8.118cm" svg:viewBox="0 0 0 100" draw:points="0,0 0,100">
          <text:p/>
        </draw:polygon>
        <draw:line draw:style-name="gr6" draw:text-style-name="P4" draw:layer="layout" svg:x1="6.824cm" svg:y1="8.118cm" svg:x2="6.824cm" svg:y2="8.218cm">
          <text:p/>
        </draw:line>
        <draw:polygon draw:style-name="gr5" draw:text-style-name="P7" draw:layer="layout" svg:width="0cm" svg:height="0.101cm" svg:x="5.057cm" svg:y="8.121cm" svg:viewBox="0 0 0 102" draw:points="0,0 0,102">
          <text:p/>
        </draw:polygon>
        <draw:line draw:style-name="gr6" draw:text-style-name="P6" draw:layer="layout" svg:x1="5.057cm" svg:y1="8.121cm" svg:x2="5.057cm" svg:y2="8.223cm">
          <text:p/>
        </draw:line>
        <draw:polygon draw:style-name="gr5" draw:text-style-name="P5" draw:layer="layout" svg:width="0cm" svg:height="0.099cm" svg:x="6.458cm" svg:y="8.119cm" svg:viewBox="0 0 0 100" draw:points="0,0 0,100">
          <text:p/>
        </draw:polygon>
        <draw:polygon draw:style-name="gr5" draw:text-style-name="P5" draw:layer="layout" svg:width="0cm" svg:height="0.099cm" svg:x="7.048cm" svg:y="8.119cm" svg:viewBox="0 0 0 100" draw:points="0,0 0,100">
          <text:p/>
        </draw:polygon>
        <draw:polygon draw:style-name="gr5" draw:text-style-name="P7" draw:layer="layout" svg:width="0cm" svg:height="0.101cm" svg:x="5.865cm" svg:y="8.122cm" svg:viewBox="0 0 0 102" draw:points="0,0 0,102">
          <text:p/>
        </draw:polygon>
        <draw:polygon draw:style-name="gr5" draw:text-style-name="P7" draw:layer="layout" svg:width="0cm" svg:height="0.101cm" svg:x="7.048cm" svg:y="8.122cm" svg:viewBox="0 0 0 102" draw:points="0,0 0,102">
          <text:p/>
        </draw:polygon>
        <draw:polygon draw:style-name="gr5" draw:text-style-name="P7" draw:layer="layout" svg:width="0.028cm" svg:height="0cm" svg:x="5.807cm" svg:y="8.121cm" svg:viewBox="0 0 29 0" draw:points="29,0 0,0">
          <text:p/>
        </draw:polygon>
        <draw:polygon draw:style-name="gr5" draw:text-style-name="P7" draw:layer="layout" svg:width="0.028cm" svg:height="0cm" svg:x="5.807cm" svg:y="4.856cm" svg:viewBox="0 0 29 0" draw:points="29,0 0,0">
          <text:p/>
        </draw:polygon>
        <draw:polygon draw:style-name="gr5" draw:text-style-name="P5" draw:layer="layout" svg:width="0cm" svg:height="0.099cm" svg:x="6.824cm" svg:y="8.118cm" svg:viewBox="0 0 0 100" draw:points="0,0 0,100">
          <text:p/>
        </draw:polygon>
        <draw:line draw:style-name="gr4" draw:text-style-name="P4" draw:layer="layout" svg:x1="7.414cm" svg:y1="8.118cm" svg:x2="7.414cm" svg:y2="4.848cm">
          <text:p/>
        </draw:line>
        <draw:polygon draw:style-name="gr5" draw:text-style-name="P5" draw:layer="layout" svg:width="0cm" svg:height="0.099cm" svg:x="7.414cm" svg:y="8.118cm" svg:viewBox="0 0 0 100" draw:points="0,0 0,100">
          <text:p/>
        </draw:polygon>
        <draw:line draw:style-name="gr6" draw:text-style-name="P4" draw:layer="layout" svg:x1="7.414cm" svg:y1="8.118cm" svg:x2="7.414cm" svg:y2="8.218cm">
          <text:p/>
        </draw:line>
        <draw:line draw:style-name="gr4" draw:text-style-name="P4" draw:layer="layout" svg:x1="8.003cm" svg:y1="8.118cm" svg:x2="8.003cm" svg:y2="4.848cm">
          <text:p/>
        </draw:line>
        <draw:polygon draw:style-name="gr5" draw:text-style-name="P5" draw:layer="layout" svg:width="0cm" svg:height="0.099cm" svg:x="8.003cm" svg:y="8.118cm" svg:viewBox="0 0 0 100" draw:points="0,0 0,100">
          <text:p/>
        </draw:polygon>
        <draw:line draw:style-name="gr6" draw:text-style-name="P4" draw:layer="layout" svg:x1="8.003cm" svg:y1="8.118cm" svg:x2="8.003cm" svg:y2="8.218cm">
          <text:p/>
        </draw:line>
        <draw:line draw:style-name="gr4" draw:text-style-name="P4" draw:layer="layout" svg:x1="8.592cm" svg:y1="8.118cm" svg:x2="8.592cm" svg:y2="4.848cm">
          <text:p/>
        </draw:line>
        <draw:polygon draw:style-name="gr5" draw:text-style-name="P5" draw:layer="layout" svg:width="0cm" svg:height="0.099cm" svg:x="8.592cm" svg:y="8.118cm" svg:viewBox="0 0 0 100" draw:points="0,0 0,100">
          <text:p/>
        </draw:polygon>
        <draw:line draw:style-name="gr6" draw:text-style-name="P4" draw:layer="layout" svg:x1="8.592cm" svg:y1="8.118cm" svg:x2="8.592cm" svg:y2="8.218cm">
          <text:p/>
        </draw:line>
        <draw:polygon draw:style-name="gr5" draw:text-style-name="P7" draw:layer="layout" svg:width="0cm" svg:height="0.101cm" svg:x="7.414cm" svg:y="8.121cm" svg:viewBox="0 0 0 102" draw:points="0,0 0,102">
          <text:p/>
        </draw:polygon>
        <draw:polygon draw:style-name="gr5" draw:text-style-name="P5" draw:layer="layout" svg:width="0cm" svg:height="0.099cm" svg:x="8.815cm" svg:y="8.119cm" svg:viewBox="0 0 0 100" draw:points="0,0 0,100">
          <text:p/>
        </draw:polygon>
        <draw:polygon draw:style-name="gr5" draw:text-style-name="P7" draw:layer="layout" svg:width="0cm" svg:height="0.101cm" svg:x="8.222cm" svg:y="8.122cm" svg:viewBox="0 0 0 102" draw:points="0,0 0,102">
          <text:p/>
        </draw:polygon>
        <draw:polygon draw:style-name="gr5" draw:text-style-name="P7" draw:layer="layout" svg:width="0.028cm" svg:height="0cm" svg:x="8.164cm" svg:y="8.121cm" svg:viewBox="0 0 29 0" draw:points="29,0 0,0">
          <text:p/>
        </draw:polygon>
        <draw:polygon draw:style-name="gr5" draw:text-style-name="P7" draw:layer="layout" svg:width="0.028cm" svg:height="0cm" svg:x="8.164cm" svg:y="4.856cm" svg:viewBox="0 0 29 0" draw:points="29,0 0,0">
          <text:p/>
        </draw:polygon>
        <draw:line draw:style-name="gr8" draw:text-style-name="P4" draw:layer="layout" svg:x1="1.519cm" svg:y1="8.118cm" svg:x2="8.867cm" svg:y2="8.118cm">
          <text:p/>
        </draw:line>
        <draw:line draw:style-name="gr8" draw:text-style-name="P4" draw:layer="layout" svg:x1="1.519cm" svg:y1="4.848cm" svg:x2="8.867cm" svg:y2="4.848cm">
          <text:p/>
        </draw:line>
        <draw:frame draw:style-name="gr18" draw:text-style-name="P12" draw:layer="layout" svg:width="1.737cm" svg:height="0.381cm" svg:x="4.499cm" svg:y="8.558cm">
          <draw:text-box>
            <text:p text:style-name="P8"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</text:span><text:span text:style-name="T2"> </text:span><text:span text:style-name="T2">(</text:span><text:span text:style-name="T2">m</text:span><text:span text:style-name="T2">s</text:span><text:span text:style-name="T2">)</text:span></text:p>
          </draw:text-box>
        </draw:frame>
        <draw:frame draw:style-name="gr19" draw:text-style-name="P9" draw:layer="layout" svg:width="0.15cm" svg:height="0.339cm" svg:x="1.451cm" svg:y="8.23cm">
          <draw:text-box>
            <text:p text:style-name="P8"><text:span text:style-name="T1">0</text:span></text:p>
          </draw:text-box>
        </draw:frame>
        <draw:frame draw:style-name="gr19" draw:text-style-name="P9" draw:layer="layout" svg:width="0.15cm" svg:height="0.339cm" svg:x="2.628cm" svg:y="8.23cm">
          <draw:text-box>
            <text:p text:style-name="P8"><text:span text:style-name="T1">1</text:span></text:p>
          </draw:text-box>
        </draw:frame>
        <draw:frame draw:style-name="gr20" draw:text-style-name="P9" draw:layer="layout" svg:width="0.149cm" svg:height="0.339cm" svg:x="3.808cm" svg:y="8.23cm">
          <draw:text-box>
            <text:p text:style-name="P8"><text:span text:style-name="T1">2</text:span></text:p>
          </draw:text-box>
        </draw:frame>
        <draw:frame draw:style-name="gr21" draw:text-style-name="P9" draw:layer="layout" svg:width="0.151cm" svg:height="0.339cm" svg:x="4.984cm" svg:y="8.23cm">
          <draw:text-box>
            <text:p text:style-name="P8"><text:span text:style-name="T1">3</text:span></text:p>
          </draw:text-box>
        </draw:frame>
        <draw:frame draw:style-name="gr21" draw:text-style-name="P9" draw:layer="layout" svg:width="0.151cm" svg:height="0.339cm" svg:x="6.159cm" svg:y="8.231cm">
          <draw:text-box>
            <text:p text:style-name="P8"><text:span text:style-name="T1">4</text:span></text:p>
          </draw:text-box>
        </draw:frame>
        <draw:frame draw:style-name="gr22" draw:text-style-name="P9" draw:layer="layout" svg:width="0.298cm" svg:height="0.339cm" svg:x="7.339cm" svg:y="8.231cm">
          <draw:text-box>
            <text:p text:style-name="P8"><text:span text:style-name="T1">5</text:span></text:p>
          </draw:text-box>
        </draw:frame>
        <draw:frame draw:style-name="gr23" draw:text-style-name="P9" draw:layer="layout" svg:width="0.299cm" svg:height="0.339cm" svg:x="8.516cm" svg:y="8.231cm">
          <draw:text-box>
            <text:p text:style-name="P8"><text:span text:style-name="T1">6</text:span></text:p>
          </draw:text-box>
        </draw:frame>
        <draw:line draw:style-name="gr9" draw:text-style-name="P6" draw:layer="layout" svg:x1="5.488cm" svg:y1="8.206cm" svg:x2="5.488cm" svg:y2="4.849cm">
          <text:p/>
        </draw:line>
        <draw:polygon draw:style-name="gr5" draw:text-style-name="P7" draw:layer="layout" svg:width="0cm" svg:height="0.101cm" svg:x="5.5cm" svg:y="8.122cm" svg:viewBox="0 0 0 102" draw:points="0,0 0,102">
          <text:p/>
        </draw:polygon>
        <draw:polygon draw:style-name="gr5" draw:text-style-name="P7" draw:layer="layout" svg:width="0.028cm" svg:height="0cm" svg:x="5.442cm" svg:y="8.121cm" svg:viewBox="0 0 29 0" draw:points="29,0 0,0">
          <text:p/>
        </draw:polygon>
        <draw:polygon draw:style-name="gr5" draw:text-style-name="P7" draw:layer="layout" svg:width="0.028cm" svg:height="0cm" svg:x="5.442cm" svg:y="4.856cm" svg:viewBox="0 0 29 0" draw:points="29,0 0,0">
          <text:p/>
        </draw:polygon>
        <draw:line draw:style-name="gr9" draw:text-style-name="P6" draw:layer="layout" svg:x1="7.437cm" svg:y1="8.204cm" svg:x2="7.437cm" svg:y2="4.848cm">
          <text:p/>
        </draw:line>
        <draw:polygon draw:style-name="gr5" draw:text-style-name="P7" draw:layer="layout" svg:width="0cm" svg:height="0.101cm" svg:x="7.449cm" svg:y="8.122cm" svg:viewBox="0 0 0 102" draw:points="0,0 0,102">
          <text:p/>
        </draw:polygon>
        <draw:polygon draw:style-name="gr5" draw:text-style-name="P7" draw:layer="layout" svg:width="0.028cm" svg:height="0cm" svg:x="7.426cm" svg:y="8.121cm" svg:viewBox="0 0 29 0" draw:points="29,0 0,0">
          <text:p/>
        </draw:polygon>
        <draw:polygon draw:style-name="gr5" draw:text-style-name="P7" draw:layer="layout" svg:width="0.028cm" svg:height="0cm" svg:x="7.426cm" svg:y="4.856cm" svg:viewBox="0 0 29 0" draw:points="29,0 0,0">
          <text:p/>
        </draw:polygon>
        <draw:line draw:style-name="gr4" draw:text-style-name="P4" draw:layer="layout" svg:x1="2.748cm" svg:y1="3.755cm" svg:x2="2.748cm" svg:y2="0.485cm">
          <text:p/>
        </draw:line>
        <draw:polygon draw:style-name="gr5" draw:text-style-name="P5" draw:layer="layout" svg:width="0cm" svg:height="0.099cm" svg:x="2.748cm" svg:y="3.755cm" svg:viewBox="0 0 0 100" draw:points="0,0 0,100">
          <text:p/>
        </draw:polygon>
        <draw:line draw:style-name="gr6" draw:text-style-name="P4" draw:layer="layout" svg:x1="2.748cm" svg:y1="3.755cm" svg:x2="2.748cm" svg:y2="3.855cm">
          <text:p/>
        </draw:line>
        <draw:line draw:style-name="gr4" draw:text-style-name="P4" draw:layer="layout" svg:x1="3.971cm" svg:y1="3.755cm" svg:x2="3.971cm" svg:y2="0.485cm">
          <text:p/>
        </draw:line>
        <draw:polygon draw:style-name="gr5" draw:text-style-name="P5" draw:layer="layout" svg:width="0cm" svg:height="0.099cm" svg:x="3.971cm" svg:y="3.755cm" svg:viewBox="0 0 0 100" draw:points="0,0 0,100">
          <text:p/>
        </draw:polygon>
        <draw:line draw:style-name="gr6" draw:text-style-name="P4" draw:layer="layout" svg:x1="3.971cm" svg:y1="3.755cm" svg:x2="3.971cm" svg:y2="3.855cm">
          <text:p/>
        </draw:line>
        <draw:line draw:style-name="gr4" draw:text-style-name="P4" draw:layer="layout" svg:x1="5.195cm" svg:y1="3.755cm" svg:x2="5.195cm" svg:y2="0.485cm">
          <text:p/>
        </draw:line>
        <draw:polygon draw:style-name="gr5" draw:text-style-name="P5" draw:layer="layout" svg:width="0cm" svg:height="0.099cm" svg:x="5.195cm" svg:y="3.755cm" svg:viewBox="0 0 0 100" draw:points="0,0 0,100">
          <text:p/>
        </draw:polygon>
        <draw:line draw:style-name="gr6" draw:text-style-name="P4" draw:layer="layout" svg:x1="5.195cm" svg:y1="3.755cm" svg:x2="5.195cm" svg:y2="3.855cm">
          <text:p/>
        </draw:line>
        <draw:line draw:style-name="gr4" draw:text-style-name="P4" draw:layer="layout" svg:x1="6.419cm" svg:y1="3.755cm" svg:x2="6.419cm" svg:y2="0.485cm">
          <text:p/>
        </draw:line>
        <draw:polygon draw:style-name="gr5" draw:text-style-name="P5" draw:layer="layout" svg:width="0cm" svg:height="0.099cm" svg:x="6.419cm" svg:y="3.755cm" svg:viewBox="0 0 0 100" draw:points="0,0 0,100">
          <text:p/>
        </draw:polygon>
        <draw:line draw:style-name="gr6" draw:text-style-name="P4" draw:layer="layout" svg:x1="6.419cm" svg:y1="3.755cm" svg:x2="6.419cm" svg:y2="3.855cm">
          <text:p/>
        </draw:line>
        <draw:line draw:style-name="gr4" draw:text-style-name="P4" draw:layer="layout" svg:x1="7.643cm" svg:y1="3.755cm" svg:x2="7.643cm" svg:y2="0.485cm">
          <text:p/>
        </draw:line>
        <draw:polygon draw:style-name="gr5" draw:text-style-name="P5" draw:layer="layout" svg:width="0cm" svg:height="0.099cm" svg:x="7.643cm" svg:y="3.755cm" svg:viewBox="0 0 0 100" draw:points="0,0 0,100">
          <text:p/>
        </draw:polygon>
        <draw:line draw:style-name="gr6" draw:text-style-name="P4" draw:layer="layout" svg:x1="7.643cm" svg:y1="3.755cm" svg:x2="7.643cm" svg:y2="3.855cm">
          <text:p/>
        </draw:line>
        <draw:line draw:style-name="gr7" draw:text-style-name="P4" draw:layer="layout" svg:x1="1.517cm" svg:y1="3.755cm" svg:x2="3.143cm" svg:y2="3.755cm">
          <text:p/>
        </draw:line>
        <draw:line draw:style-name="gr4" draw:text-style-name="P4" draw:layer="layout" svg:x1="1.517cm" svg:y1="3.428cm" svg:x2="8.865cm" svg:y2="3.428cm">
          <text:p/>
        </draw:line>
        <draw:line draw:style-name="gr4" draw:text-style-name="P4" draw:layer="layout" svg:x1="1.517cm" svg:y1="3.101cm" svg:x2="8.865cm" svg:y2="3.101cm">
          <text:p/>
        </draw:line>
        <draw:line draw:style-name="gr4" draw:text-style-name="P4" draw:layer="layout" svg:x1="1.517cm" svg:y1="2.774cm" svg:x2="8.865cm" svg:y2="2.774cm">
          <text:p/>
        </draw:line>
        <draw:line draw:style-name="gr4" draw:text-style-name="P4" draw:layer="layout" svg:x1="1.517cm" svg:y1="2.447cm" svg:x2="8.865cm" svg:y2="2.447cm">
          <text:p/>
        </draw:line>
        <draw:line draw:style-name="gr4" draw:text-style-name="P4" draw:layer="layout" svg:x1="1.517cm" svg:y1="2.12cm" svg:x2="8.846cm" svg:y2="2.12cm">
          <text:p/>
        </draw:line>
        <draw:line draw:style-name="gr4" draw:text-style-name="P4" draw:layer="layout" svg:x1="1.517cm" svg:y1="1.793cm" svg:x2="8.865cm" svg:y2="1.793cm">
          <text:p/>
        </draw:line>
        <draw:line draw:style-name="gr4" draw:text-style-name="P4" draw:layer="layout" svg:x1="1.517cm" svg:y1="1.466cm" svg:x2="8.865cm" svg:y2="1.466cm">
          <text:p/>
        </draw:line>
        <draw:line draw:style-name="gr4" draw:text-style-name="P4" draw:layer="layout" svg:x1="1.517cm" svg:y1="1.139cm" svg:x2="8.865cm" svg:y2="1.139cm">
          <text:p/>
        </draw:line>
        <draw:line draw:style-name="gr4" draw:text-style-name="P4" draw:layer="layout" svg:x1="1.517cm" svg:y1="0.812cm" svg:x2="8.865cm" svg:y2="0.812cm">
          <text:p/>
        </draw:line>
        <draw:line draw:style-name="gr8" draw:text-style-name="P4" draw:layer="layout" svg:x1="8.865cm" svg:y1="3.756cm" svg:x2="8.865cm" svg:y2="0.486cm">
          <text:p/>
        </draw:line>
        <draw:line draw:style-name="gr9" draw:text-style-name="P6" draw:layer="layout" svg:x1="5.626cm" svg:y1="3.843cm" svg:x2="5.626cm" svg:y2="0.485cm">
          <text:p/>
        </draw:line>
        <draw:polygon draw:style-name="gr5" draw:text-style-name="P7" draw:layer="layout" svg:width="0cm" svg:height="0.101cm" svg:x="1.515cm" svg:y="3.758cm" svg:viewBox="0 0 0 102" draw:points="0,0 0,102">
          <text:p/>
        </draw:polygon>
        <draw:line draw:style-name="gr6" draw:text-style-name="P6" draw:layer="layout" svg:x1="1.515cm" svg:y1="3.758cm" svg:x2="1.515cm" svg:y2="3.86cm">
          <text:p/>
        </draw:line>
        <draw:polygon draw:style-name="gr5" draw:text-style-name="P7" draw:layer="layout" svg:width="0cm" svg:height="0.101cm" svg:x="3.971cm" svg:y="3.758cm" svg:viewBox="0 0 0 102" draw:points="0,0 0,102">
          <text:p/>
        </draw:polygon>
        <draw:line draw:style-name="gr6" draw:text-style-name="P6" draw:layer="layout" svg:x1="3.971cm" svg:y1="3.758cm" svg:x2="3.971cm" svg:y2="3.86cm">
          <text:p/>
        </draw:line>
        <draw:polygon draw:style-name="gr5" draw:text-style-name="P7" draw:layer="layout" svg:width="0.013cm" svg:height="0cm" svg:x="1.487cm" svg:y="3.757cm" svg:viewBox="0 0 14 0" draw:points="14,0 0,0">
          <text:p/>
        </draw:polygon>
        <draw:line draw:style-name="gr6" draw:text-style-name="P6" draw:layer="layout" svg:x1="1.501cm" svg:y1="3.757cm" svg:x2="1.487cm" svg:y2="3.757cm">
          <text:p/>
        </draw:line>
        <draw:polygon draw:style-name="gr5" draw:text-style-name="P7" draw:layer="layout" svg:width="0.013cm" svg:height="0cm" svg:x="1.487cm" svg:y="3.43cm" svg:viewBox="0 0 14 0" draw:points="14,0 0,0">
          <text:p/>
        </draw:polygon>
        <draw:line draw:style-name="gr6" draw:text-style-name="P6" draw:layer="layout" svg:x1="1.501cm" svg:y1="3.43cm" svg:x2="1.487cm" svg:y2="3.43cm">
          <text:p/>
        </draw:line>
        <draw:polygon draw:style-name="gr5" draw:text-style-name="P7" draw:layer="layout" svg:width="0.013cm" svg:height="0cm" svg:x="1.487cm" svg:y="3.104cm" svg:viewBox="0 0 14 0" draw:points="14,0 0,0">
          <text:p/>
        </draw:polygon>
        <draw:line draw:style-name="gr6" draw:text-style-name="P6" draw:layer="layout" svg:x1="1.501cm" svg:y1="3.104cm" svg:x2="1.487cm" svg:y2="3.104cm">
          <text:p/>
        </draw:line>
        <draw:polygon draw:style-name="gr5" draw:text-style-name="P7" draw:layer="layout" svg:width="0.013cm" svg:height="0cm" svg:x="1.487cm" svg:y="2.778cm" svg:viewBox="0 0 14 0" draw:points="14,0 0,0">
          <text:p/>
        </draw:polygon>
        <draw:line draw:style-name="gr6" draw:text-style-name="P6" draw:layer="layout" svg:x1="1.501cm" svg:y1="2.778cm" svg:x2="1.487cm" svg:y2="2.778cm">
          <text:p/>
        </draw:line>
        <draw:polygon draw:style-name="gr5" draw:text-style-name="P7" draw:layer="layout" svg:width="0.013cm" svg:height="0cm" svg:x="1.487cm" svg:y="2.451cm" svg:viewBox="0 0 14 0" draw:points="14,0 0,0">
          <text:p/>
        </draw:polygon>
        <draw:line draw:style-name="gr6" draw:text-style-name="P6" draw:layer="layout" svg:x1="1.501cm" svg:y1="2.451cm" svg:x2="1.487cm" svg:y2="2.451cm">
          <text:p/>
        </draw:line>
        <draw:polygon draw:style-name="gr5" draw:text-style-name="P7" draw:layer="layout" svg:width="0.013cm" svg:height="0cm" svg:x="1.487cm" svg:y="2.124cm" svg:viewBox="0 0 14 0" draw:points="14,0 0,0">
          <text:p/>
        </draw:polygon>
        <draw:line draw:style-name="gr6" draw:text-style-name="P6" draw:layer="layout" svg:x1="1.501cm" svg:y1="2.124cm" svg:x2="1.487cm" svg:y2="2.124cm">
          <text:p/>
        </draw:line>
        <draw:polygon draw:style-name="gr5" draw:text-style-name="P7" draw:layer="layout" svg:width="0.013cm" svg:height="0cm" svg:x="1.487cm" svg:y="1.798cm" svg:viewBox="0 0 14 0" draw:points="14,0 0,0">
          <text:p/>
        </draw:polygon>
        <draw:line draw:style-name="gr6" draw:text-style-name="P6" draw:layer="layout" svg:x1="1.501cm" svg:y1="1.798cm" svg:x2="1.487cm" svg:y2="1.798cm">
          <text:p/>
        </draw:line>
        <draw:polygon draw:style-name="gr5" draw:text-style-name="P7" draw:layer="layout" svg:width="0.013cm" svg:height="0cm" svg:x="1.487cm" svg:y="1.471cm" svg:viewBox="0 0 14 0" draw:points="14,0 0,0">
          <text:p/>
        </draw:polygon>
        <draw:line draw:style-name="gr6" draw:text-style-name="P6" draw:layer="layout" svg:x1="1.501cm" svg:y1="1.471cm" svg:x2="1.487cm" svg:y2="1.471cm">
          <text:p/>
        </draw:line>
        <draw:polygon draw:style-name="gr5" draw:text-style-name="P7" draw:layer="layout" svg:width="0.013cm" svg:height="0cm" svg:x="1.487cm" svg:y="1.145cm" svg:viewBox="0 0 14 0" draw:points="14,0 0,0">
          <text:p/>
        </draw:polygon>
        <draw:line draw:style-name="gr6" draw:text-style-name="P6" draw:layer="layout" svg:x1="1.501cm" svg:y1="1.145cm" svg:x2="1.487cm" svg:y2="1.145cm">
          <text:p/>
        </draw:line>
        <draw:polygon draw:style-name="gr5" draw:text-style-name="P7" draw:layer="layout" svg:width="0.013cm" svg:height="0cm" svg:x="1.487cm" svg:y="0.819cm" svg:viewBox="0 0 14 0" draw:points="14,0 0,0">
          <text:p/>
        </draw:polygon>
        <draw:line draw:style-name="gr6" draw:text-style-name="P6" draw:layer="layout" svg:x1="1.501cm" svg:y1="0.819cm" svg:x2="1.487cm" svg:y2="0.819cm">
          <text:p/>
        </draw:line>
        <draw:polygon draw:style-name="gr5" draw:text-style-name="P7" draw:layer="layout" svg:width="0.013cm" svg:height="0cm" svg:x="1.487cm" svg:y="0.492cm" svg:viewBox="0 0 14 0" draw:points="14,0 0,0">
          <text:p/>
        </draw:polygon>
        <draw:line draw:style-name="gr6" draw:text-style-name="P6" draw:layer="layout" svg:x1="1.501cm" svg:y1="0.492cm" svg:x2="1.487cm" svg:y2="0.492cm">
          <text:p/>
        </draw:line>
        <draw:line draw:style-name="gr8" draw:text-style-name="P6" draw:layer="layout" svg:x1="1.515cm" svg:y1="3.758cm" svg:x2="1.515cm" svg:y2="0.491cm">
          <text:p/>
        </draw:line>
        <draw:frame draw:style-name="gr10" draw:text-style-name="P9" draw:layer="layout" svg:width="0.885cm" svg:height="0.314cm" svg:x="0.582cm" svg:y="3.297cm">
          <draw:text-box>
            <text:p text:style-name="P8"><text:span text:style-name="T1">H</text:span><text:span text:style-name="T1">X</text:span><text:span text:style-name="T1">_</text:span><text:span text:style-name="T1">I</text:span><text:span text:style-name="T1">N</text:span></text:p>
          </draw:text-box>
        </draw:frame>
        <draw:frame draw:style-name="gr11" draw:text-style-name="P9" draw:layer="layout" svg:width="1.347cm" svg:height="0.314cm" svg:x="0.118cm" svg:y="2.973cm">
          <draw:text-box>
            <text:p text:style-name="P8"><text:span text:style-name="T1">H</text:span><text:span text:style-name="T1">1</text:span><text:span text:style-name="T1">_</text:span><text:span text:style-name="T1">C</text:span><text:span text:style-name="T1">O</text:span><text:span text:style-name="T1">N</text:span><text:span text:style-name="T1">V</text:span></text:p>
          </draw:text-box>
        </draw:frame>
        <draw:frame draw:style-name="gr12" draw:text-style-name="P9" draw:layer="layout" svg:width="1.281cm" svg:height="0.314cm" svg:x="0.059cm" svg:y="2.481cm">
          <draw:text-box>
            <text:p text:style-name="P8"><text:span text:style-name="T1">H</text:span><text:span text:style-name="T1">2</text:span><text:span text:style-name="T1">_</text:span><text:span text:style-name="T1">P</text:span><text:span text:style-name="T1">O</text:span><text:span text:style-name="T1">O</text:span><text:span text:style-name="T1">L</text:span></text:p>
          </draw:text-box>
        </draw:frame>
        <draw:frame draw:style-name="gr13" draw:text-style-name="P9" draw:layer="layout" svg:width="1.293cm" svg:height="0.314cm" svg:x="0.009cm" svg:y="1.833cm">
          <draw:text-box>
            <text:p text:style-name="P8"><text:span text:style-name="T1">H</text:span><text:span text:style-name="T1">3</text:span><text:span text:style-name="T1">_</text:span><text:span text:style-name="T1">C</text:span><text:span text:style-name="T1">O</text:span><text:span text:style-name="T1">N</text:span><text:span text:style-name="T1">V</text:span></text:p>
          </draw:text-box>
        </draw:frame>
        <draw:frame draw:style-name="gr14" draw:text-style-name="P9" draw:layer="layout" svg:width="1.18cm" svg:height="0.314cm" svg:x="0.296cm" svg:y="0.685cm">
          <draw:text-box>
            <text:p text:style-name="P8"><text:span text:style-name="T1">H</text:span><text:span text:style-name="T1">Y</text:span><text:span text:style-name="T1">_</text:span><text:span text:style-name="T1">O</text:span><text:span text:style-name="T1">U</text:span><text:span text:style-name="T1">T</text:span></text:p>
          </draw:text-box>
        </draw:frame>
        <draw:frame draw:style-name="gr15" draw:text-style-name="P10" draw:layer="layout" svg:width="0.903cm" svg:height="0.314cm" svg:x="0.577cm" svg:y="1.01cm">
          <draw:text-box>
            <text:p><text:span text:style-name="T1">H</text:span><text:span text:style-name="T1">5</text:span><text:span text:style-name="T1">_</text:span><text:span text:style-name="T1">F</text:span><text:span text:style-name="T1">C</text:span></text:p>
          </draw:text-box>
        </draw:frame>
        <draw:custom-shape draw:style-name="gr16" draw:text-style-name="P11" draw:layer="layout" svg:width="0.127cm" svg:height="0.586cm" svg:x="1.329cm" svg:y="2.34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1" draw:layer="layout" svg:width="0.127cm" svg:height="0.561cm" svg:x="1.329cm" svg:y="1.70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5" draw:text-style-name="P5" draw:layer="layout" svg:width="0cm" svg:height="0.099cm" svg:x="6.883cm" svg:y="3.756cm" svg:viewBox="0 0 0 100" draw:points="0,0 0,100">
          <text:p/>
        </draw:polygon>
        <draw:polygon draw:style-name="gr5" draw:text-style-name="P5" draw:layer="layout" svg:width="0cm" svg:height="0.099cm" svg:x="8.107cm" svg:y="3.756cm" svg:viewBox="0 0 0 100" draw:points="0,0 0,100">
          <text:p/>
        </draw:polygon>
        <draw:polygon draw:style-name="gr5" draw:text-style-name="P7" draw:layer="layout" svg:width="0cm" svg:height="0.101cm" svg:x="5.651cm" svg:y="3.759cm" svg:viewBox="0 0 0 102" draw:points="0,0 0,102">
          <text:p/>
        </draw:polygon>
        <draw:polygon draw:style-name="gr5" draw:text-style-name="P7" draw:layer="layout" svg:width="0cm" svg:height="0.101cm" svg:x="8.107cm" svg:y="3.759cm" svg:viewBox="0 0 0 102" draw:points="0,0 0,102">
          <text:p/>
        </draw:polygon>
        <draw:polygon draw:style-name="gr5" draw:text-style-name="P7" draw:layer="layout" svg:width="0.059cm" svg:height="0cm" svg:x="5.53cm" svg:y="3.758cm" svg:viewBox="0 0 60 0" draw:points="60,0 0,0">
          <text:p/>
        </draw:polygon>
        <draw:polygon draw:style-name="gr5" draw:text-style-name="P7" draw:layer="layout" svg:width="0.059cm" svg:height="0cm" svg:x="5.53cm" svg:y="3.105cm" svg:viewBox="0 0 60 0" draw:points="60,0 0,0">
          <text:p/>
        </draw:polygon>
        <draw:polygon draw:style-name="gr5" draw:text-style-name="P7" draw:layer="layout" svg:width="0.059cm" svg:height="0cm" svg:x="5.53cm" svg:y="2.779cm" svg:viewBox="0 0 60 0" draw:points="60,0 0,0">
          <text:p/>
        </draw:polygon>
        <draw:polygon draw:style-name="gr5" draw:text-style-name="P7" draw:layer="layout" svg:width="0.059cm" svg:height="0cm" svg:x="5.53cm" svg:y="2.452cm" svg:viewBox="0 0 60 0" draw:points="60,0 0,0">
          <text:p/>
        </draw:polygon>
        <draw:polygon draw:style-name="gr5" draw:text-style-name="P7" draw:layer="layout" svg:width="0.059cm" svg:height="0cm" svg:x="5.53cm" svg:y="2.125cm" svg:viewBox="0 0 60 0" draw:points="60,0 0,0">
          <text:p/>
        </draw:polygon>
        <draw:polygon draw:style-name="gr5" draw:text-style-name="P7" draw:layer="layout" svg:width="0.059cm" svg:height="0cm" svg:x="5.53cm" svg:y="1.799cm" svg:viewBox="0 0 60 0" draw:points="60,0 0,0">
          <text:p/>
        </draw:polygon>
        <draw:polygon draw:style-name="gr1" draw:text-style-name="P1" draw:layer="layout" svg:width="0.059cm" svg:height="0cm" svg:x="5.53cm" svg:y="1.472cm" svg:viewBox="0 0 60 0" draw:points="60,0 0,0">
          <text:p/>
        </draw:polygon>
        <draw:polygon draw:style-name="gr1" draw:text-style-name="P1" draw:layer="layout" svg:width="0.059cm" svg:height="0cm" svg:x="5.53cm" svg:y="1.146cm" svg:viewBox="0 0 60 0" draw:points="60,0 0,0">
          <text:p/>
        </draw:polygon>
        <draw:polygon draw:style-name="gr1" draw:text-style-name="P1" draw:layer="layout" svg:width="0.059cm" svg:height="0cm" svg:x="5.53cm" svg:y="0.82cm" svg:viewBox="0 0 60 0" draw:points="60,0 0,0">
          <text:p/>
        </draw:polygon>
        <draw:polygon draw:style-name="gr5" draw:text-style-name="P7" draw:layer="layout" svg:width="0.059cm" svg:height="0cm" svg:x="5.53cm" svg:y="0.493cm" svg:viewBox="0 0 60 0" draw:points="60,0 0,0">
          <text:p/>
        </draw:polygon>
        <draw:polygon draw:style-name="gr5" draw:text-style-name="P5" draw:layer="layout" svg:width="0cm" svg:height="0.099cm" svg:x="7.643cm" svg:y="3.755cm" svg:viewBox="0 0 0 100" draw:points="0,0 0,100">
          <text:p/>
        </draw:polygon>
        <draw:polygon draw:style-name="gr5" draw:text-style-name="P5" draw:layer="layout" svg:width="0cm" svg:height="0.099cm" svg:x="8.867cm" svg:y="3.755cm" svg:viewBox="0 0 0 100" draw:points="0,0 0,100">
          <text:p/>
        </draw:polygon>
        <draw:line draw:style-name="gr6" draw:text-style-name="P4" draw:layer="layout" svg:x1="8.867cm" svg:y1="3.755cm" svg:x2="8.867cm" svg:y2="3.855cm">
          <text:p/>
        </draw:line>
        <draw:polygon draw:style-name="gr5" draw:text-style-name="P7" draw:layer="layout" svg:width="0cm" svg:height="0.101cm" svg:x="8.867cm" svg:y="3.758cm" svg:viewBox="0 0 0 102" draw:points="0,0 0,102">
          <text:p/>
        </draw:polygon>
        <draw:line draw:style-name="gr6" draw:text-style-name="P6" draw:layer="layout" svg:x1="8.867cm" svg:y1="3.758cm" svg:x2="8.867cm" svg:y2="3.86cm">
          <text:p/>
        </draw:line>
        <draw:polygon draw:style-name="gr5" draw:text-style-name="P5" draw:layer="layout" svg:width="0cm" svg:height="0.099cm" svg:x="8.813cm" svg:y="3.756cm" svg:viewBox="0 0 0 100" draw:points="0,0 0,100">
          <text:p/>
        </draw:polygon>
        <draw:line draw:style-name="gr8" draw:text-style-name="P4" draw:layer="layout" svg:x1="1.517cm" svg:y1="3.755cm" svg:x2="8.865cm" svg:y2="3.755cm">
          <text:p/>
        </draw:line>
        <draw:line draw:style-name="gr8" draw:text-style-name="P4" draw:layer="layout" svg:x1="1.517cm" svg:y1="0.485cm" svg:x2="8.865cm" svg:y2="0.485cm">
          <text:p/>
        </draw:line>
        <draw:frame draw:style-name="gr18" draw:text-style-name="P12" draw:layer="layout" svg:width="1.737cm" svg:height="0.381cm" svg:x="4.497cm" svg:y="4.195cm">
          <draw:text-box>
            <text:p text:style-name="P8"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</text:span><text:span text:style-name="T2"> </text:span><text:span text:style-name="T2">(</text:span><text:span text:style-name="T2">m</text:span><text:span text:style-name="T2">s</text:span><text:span text:style-name="T2">)</text:span></text:p>
          </draw:text-box>
        </draw:frame>
        <draw:frame draw:style-name="gr19" draw:text-style-name="P9" draw:layer="layout" svg:width="0.15cm" svg:height="0.339cm" svg:x="1.449cm" svg:y="3.867cm">
          <draw:text-box>
            <text:p text:style-name="P8"><text:span text:style-name="T1">0</text:span></text:p>
          </draw:text-box>
        </draw:frame>
        <draw:frame draw:style-name="gr24" draw:text-style-name="P9" draw:layer="layout" svg:width="0.216cm" svg:height="0.339cm" svg:x="3.897cm" svg:y="3.867cm">
          <draw:text-box>
            <text:p text:style-name="P8"><text:span text:style-name="T1">1</text:span></text:p>
          </draw:text-box>
        </draw:frame>
        <draw:frame draw:style-name="gr25" draw:text-style-name="P9" draw:layer="layout" svg:width="0.178cm" svg:height="0.339cm" svg:x="6.361cm" svg:y="3.867cm">
          <draw:text-box>
            <text:p text:style-name="P8"><text:span text:style-name="T1">2</text:span></text:p>
          </draw:text-box>
        </draw:frame>
        <draw:frame draw:style-name="gr26" draw:text-style-name="P9" draw:layer="layout" svg:width="0.362cm" svg:height="0.339cm" svg:x="2.565cm" svg:y="3.868cm">
          <draw:text-box>
            <text:p text:style-name="P8"><text:span text:style-name="T1">1</text:span><text:span text:style-name="T1">.</text:span><text:span text:style-name="T1">5</text:span></text:p>
          </draw:text-box>
        </draw:frame>
        <draw:frame draw:style-name="gr26" draw:text-style-name="P9" draw:layer="layout" svg:width="0.362cm" svg:height="0.339cm" svg:x="5.016cm" svg:y="3.868cm">
          <draw:text-box>
            <text:p text:style-name="P8"><text:span text:style-name="T1">1</text:span><text:span text:style-name="T1">.</text:span><text:span text:style-name="T1">5</text:span></text:p>
          </draw:text-box>
        </draw:frame>
        <draw:frame draw:style-name="gr26" draw:text-style-name="P9" draw:layer="layout" svg:width="0.362cm" svg:height="0.339cm" svg:x="7.461cm" svg:y="3.866cm">
          <draw:text-box>
            <text:p text:style-name="P8"><text:span text:style-name="T1">2</text:span><text:span text:style-name="T1">.</text:span><text:span text:style-name="T1">5</text:span></text:p>
          </draw:text-box>
        </draw:frame>
        <draw:frame draw:style-name="gr27" draw:text-style-name="P13" draw:layer="layout" svg:width="0.239cm" svg:height="0.314cm" svg:x="0.703cm" svg:y="0.064cm">
          <draw:text-box>
            <text:p text:style-name="P8"><text:span text:style-name="T3">a</text:span><text:span text:style-name="T3">)</text:span></text:p>
          </draw:text-box>
        </draw:frame>
        <draw:frame draw:style-name="gr28" draw:text-style-name="P13" draw:layer="layout" svg:width="0.252cm" svg:height="0.314cm" svg:x="0.699cm" svg:y="4.465cm">
          <draw:text-box>
            <text:p text:style-name="P8"><text:span text:style-name="T3">b</text:span><text:span text:style-name="T3">)</text:span></text:p>
          </draw:text-box>
        </draw:frame>
        <draw:frame draw:style-name="gr29" draw:text-style-name="P14" draw:layer="layout" svg:width="0.768cm" svg:height="0.314cm" svg:x="4.79cm" svg:y="2.959cm">
          <draw:text-box>
            <text:p text:style-name="P8"><text:span text:style-name="T4">C</text:span><text:span text:style-name="T4">o</text:span><text:span text:style-name="T4">n</text:span><text:span text:style-name="T4">v</text:span><text:span text:style-name="T4">1</text:span></text:p>
          </draw:text-box>
        </draw:frame>
        <draw:frame draw:style-name="gr29" draw:text-style-name="P14" draw:layer="layout" svg:width="0.768cm" svg:height="0.314cm" svg:x="4.779cm" svg:y="2.949cm">
          <draw:text-box>
            <text:p text:style-name="P8"><text:span text:style-name="T5">C</text:span><text:span text:style-name="T5">o</text:span><text:span text:style-name="T5">n</text:span><text:span text:style-name="T5">v</text:span><text:span text:style-name="T5">1</text:span></text:p>
          </draw:text-box>
        </draw:frame>
        <draw:frame draw:style-name="gr30" draw:text-style-name="P14" draw:layer="layout" svg:width="0.671cm" svg:height="0.314cm" svg:x="4.79cm" svg:y="2.303cm">
          <draw:text-box>
            <text:p text:style-name="P8"><text:span text:style-name="T4">P</text:span><text:span text:style-name="T4">o</text:span><text:span text:style-name="T4">o</text:span><text:span text:style-name="T4">l</text:span><text:span text:style-name="T4">2</text:span></text:p>
          </draw:text-box>
        </draw:frame>
        <draw:frame draw:style-name="gr30" draw:text-style-name="P14" draw:layer="layout" svg:width="0.671cm" svg:height="0.314cm" svg:x="4.779cm" svg:y="2.292cm">
          <draw:text-box>
            <text:p text:style-name="P8"><text:span text:style-name="T5">P</text:span><text:span text:style-name="T5">o</text:span><text:span text:style-name="T5">o</text:span><text:span text:style-name="T5">l</text:span><text:span text:style-name="T5">2</text:span></text:p>
          </draw:text-box>
        </draw:frame>
        <draw:frame draw:style-name="gr29" draw:text-style-name="P14" draw:layer="layout" svg:width="0.768cm" svg:height="0.314cm" svg:x="5.802cm" svg:y="1.978cm">
          <draw:text-box>
            <text:p text:style-name="P8"><text:span text:style-name="T4">C</text:span><text:span text:style-name="T4">o</text:span><text:span text:style-name="T4">n</text:span><text:span text:style-name="T4">v</text:span><text:span text:style-name="T4">2</text:span></text:p>
          </draw:text-box>
        </draw:frame>
        <draw:frame draw:style-name="gr29" draw:text-style-name="P14" draw:layer="layout" svg:width="0.768cm" svg:height="0.314cm" svg:x="5.792cm" svg:y="1.968cm">
          <draw:text-box>
            <text:p text:style-name="P8"><text:span text:style-name="T5">C</text:span><text:span text:style-name="T5">o</text:span><text:span text:style-name="T5">n</text:span><text:span text:style-name="T5">v</text:span><text:span text:style-name="T5">2</text:span></text:p>
          </draw:text-box>
        </draw:frame>
        <draw:frame draw:style-name="gr29" draw:text-style-name="P14" draw:layer="layout" svg:width="0.768cm" svg:height="0.314cm" svg:x="5.799cm" svg:y="1.65cm">
          <draw:text-box>
            <text:p text:style-name="P8"><text:span text:style-name="T4">C</text:span><text:span text:style-name="T4">o</text:span><text:span text:style-name="T4">n</text:span><text:span text:style-name="T4">v</text:span><text:span text:style-name="T4">3</text:span></text:p>
          </draw:text-box>
        </draw:frame>
        <draw:frame draw:style-name="gr29" draw:text-style-name="P14" draw:layer="layout" svg:width="0.768cm" svg:height="0.314cm" svg:x="5.788cm" svg:y="1.64cm">
          <draw:text-box>
            <text:p text:style-name="P8"><text:span text:style-name="T5">C</text:span><text:span text:style-name="T5">o</text:span><text:span text:style-name="T5">n</text:span><text:span text:style-name="T5">v</text:span><text:span text:style-name="T5">3</text:span></text:p>
          </draw:text-box>
        </draw:frame>
        <draw:frame draw:style-name="gr30" draw:text-style-name="P14" draw:layer="layout" svg:width="0.671cm" svg:height="0.314cm" svg:x="5.792cm" svg:y="1.326cm">
          <draw:text-box>
            <text:p text:style-name="P8"><text:span text:style-name="T4">P</text:span><text:span text:style-name="T4">o</text:span><text:span text:style-name="T4">o</text:span><text:span text:style-name="T4">l</text:span><text:span text:style-name="T4">3</text:span></text:p>
          </draw:text-box>
        </draw:frame>
        <draw:frame draw:style-name="gr30" draw:text-style-name="P15" draw:layer="layout" svg:width="0.671cm" svg:height="0.314cm" svg:x="5.781cm" svg:y="1.315cm">
          <draw:text-box>
            <text:p text:style-name="P8"><text:span text:style-name="T5">P</text:span><text:span text:style-name="T5">o</text:span><text:span text:style-name="T5">o</text:span><text:span text:style-name="T5">l</text:span><text:span text:style-name="T5">3</text:span></text:p>
          </draw:text-box>
        </draw:frame>
        <draw:frame draw:style-name="gr31" draw:text-style-name="P14" draw:layer="layout" svg:width="0.349cm" svg:height="0.314cm" svg:x="5.788cm" svg:y="0.998cm">
          <draw:text-box>
            <text:p text:style-name="P8"><text:span text:style-name="T4">F</text:span><text:span text:style-name="T4">C</text:span></text:p>
          </draw:text-box>
        </draw:frame>
        <draw:frame draw:style-name="gr31" draw:text-style-name="P14" draw:layer="layout" svg:width="0.349cm" svg:height="0.314cm" svg:x="5.777cm" svg:y="0.987cm">
          <draw:text-box>
            <text:p text:style-name="P8"><text:span text:style-name="T5">F</text:span><text:span text:style-name="T5">C</text:span></text:p>
          </draw:text-box>
        </draw:frame>
        <draw:frame draw:style-name="gr32" draw:text-style-name="P16" draw:layer="layout" svg:width="0.552cm" svg:height="0.314cm" svg:x="5.727cm" svg:y="0.673cm">
          <draw:text-box>
            <text:p text:style-name="P8"><text:span text:style-name="T6">C</text:span><text:span text:style-name="T6">P</text:span><text:span text:style-name="T6">U</text:span></text:p>
          </draw:text-box>
        </draw:frame>
        <draw:frame draw:style-name="gr33" draw:text-style-name="P17" draw:layer="layout" svg:width="0.654cm" svg:height="0.314cm" svg:x="1.697cm" svg:y="3.264cm">
          <draw:text-box>
            <text:p text:style-name="P8"><text:span text:style-name="T7">S</text:span><text:span text:style-name="T7">p</text:span><text:span text:style-name="T7">i</text:span><text:span text:style-name="T7">k</text:span><text:span text:style-name="T7">e</text:span></text:p>
          </draw:text-box>
        </draw:frame>
        <draw:frame draw:style-name="gr30" draw:text-style-name="P14" draw:layer="layout" svg:width="0.671cm" svg:height="0.314cm" svg:x="4.79cm" svg:y="2.631cm">
          <draw:text-box>
            <text:p text:style-name="P8"><text:span text:style-name="T4">P</text:span><text:span text:style-name="T4">o</text:span><text:span text:style-name="T4">o</text:span><text:span text:style-name="T4">l</text:span><text:span text:style-name="T4">1</text:span></text:p>
          </draw:text-box>
        </draw:frame>
        <draw:frame draw:style-name="gr30" draw:text-style-name="P14" draw:layer="layout" svg:width="0.671cm" svg:height="0.314cm" svg:x="4.779cm" svg:y="2.621cm">
          <draw:text-box>
            <text:p text:style-name="P8"><text:span text:style-name="T5">P</text:span><text:span text:style-name="T5">o</text:span><text:span text:style-name="T5">o</text:span><text:span text:style-name="T5">l</text:span><text:span text:style-name="T5">1</text:span></text:p>
          </draw:text-box>
        </draw:frame>
        <draw:polygon draw:style-name="gr34" draw:text-style-name="P1" draw:layer="layout" svg:width="0.004cm" svg:height="0.261cm" svg:x="3.494cm" svg:y="5.048cm" svg:viewBox="0 0 5 262" draw:points="0,262 5,262 5,0 0,0">
          <text:p/>
        </draw:polygon>
        <draw:polygon draw:style-name="gr34" draw:text-style-name="P1" draw:layer="layout" svg:width="0.004cm" svg:height="0.261cm" svg:x="5.486cm" svg:y="5.048cm" svg:viewBox="0 0 5 262" draw:points="0,262 5,262 5,0 0,0">
          <text:p/>
        </draw:polygon>
        <draw:polygon draw:style-name="gr34" draw:text-style-name="P1" draw:layer="layout" svg:width="0.004cm" svg:height="0.261cm" svg:x="7.435cm" svg:y="5.048cm" svg:viewBox="0 0 5 262" draw:points="0,262 5,262 5,0 0,0">
          <text:p/>
        </draw:polygon>
        <draw:polygon draw:style-name="gr1" draw:text-style-name="P1" draw:layer="layout" svg:width="0.029cm" svg:height="0.261cm" svg:x="5.612cm" svg:y="0.683cm" svg:viewBox="0 0 30 262" draw:points="30,262 0,262 0,0 30,0">
          <text:p/>
        </draw:polygon>
        <draw:frame draw:style-name="gr35" draw:text-style-name="P18" draw:layer="layout" svg:width="1.23cm" svg:height="0.314cm" svg:x="0.208cm" svg:y="1.315cm">
          <draw:text-box>
            <text:p text:style-name="P8"><text:span text:style-name="T4">H</text:span><text:span text:style-name="T4">4</text:span><text:span text:style-name="T4">_</text:span><text:span text:style-name="T4">P</text:span><text:span text:style-name="T4">O</text:span><text:span text:style-name="T4">O</text:span><text:span text:style-name="T4">L</text:span></text:p>
          </draw:text-box>
        </draw:frame>
        <draw:frame draw:style-name="gr35" draw:text-style-name="P18" draw:layer="layout" svg:width="1.23cm" svg:height="0.314cm" svg:x="0.208cm" svg:y="5.679cm">
          <draw:text-box>
            <text:p text:style-name="P8"><text:span text:style-name="T4">H</text:span><text:span text:style-name="T4">4</text:span><text:span text:style-name="T4">_</text:span><text:span text:style-name="T4">P</text:span><text:span text:style-name="T4">O</text:span><text:span text:style-name="T4">O</text:span><text:span text:style-name="T4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erif1" svg:font-family="'Liberation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09T03:53:56.307805190</dc:date>
    <meta:editing-duration>PT3H40M6S</meta:editing-duration>
    <meta:editing-cycles>37</meta:editing-cycles>
    <meta:generator>LibreOffice/6.0.7.3$Linux_X86_64 LibreOffice_project/00m0$Build-3</meta:generator>
    <meta:document-statistic meta:object-count="310"/>
  </office:meta>
</office:document-meta>
</file>